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666666" draw:stroke-linejoin="miter" svg:stroke-linecap="butt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11cm" svg:stroke-color="#666666" draw:stroke-linejoin="round" svg:stroke-linecap="round" draw:fill="none" draw:fill-color="#000000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11cm" svg:stroke-color="#666666" draw:stroke-linejoin="round" svg:stroke-linecap="round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5" style:family="graphic" style:parent-style-name="standard">
      <style:graphic-properties draw:stroke="solid" svg:stroke-width="0.01cm" svg:stroke-color="#666666" draw:marker-start-width="0.22cm" draw:marker-end-width="0.22cm" draw:stroke-linejoin="miter" svg:stroke-linecap="butt" draw:fill="none" fo:padding-top="0.005cm" fo:padding-bottom="0.005cm" fo:padding-left="0.005cm" fo:padding-right="0.005cm"/>
    </style:style>
    <style:style style:name="gr6" style:family="graphic" style:parent-style-name="standard">
      <style:graphic-properties draw:stroke="solid" svg:stroke-width="0.02cm" svg:stroke-color="#ff0000" draw:marker-start-width="0.24cm" draw:marker-end-width="0.24cm" draw:stroke-linejoin="miter" svg:stroke-linecap="butt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solid" svg:stroke-width="0.01cm" svg:stroke-color="#666666" draw:marker-start-width="0.22cm" draw:marker-end-width="0.22cm" draw:stroke-linejoin="miter" svg:stroke-linecap="butt" draw:fill="none" draw:fill-color="#ff0000" fo:padding-top="0.005cm" fo:padding-bottom="0.005cm" fo:padding-left="0.005cm" fo:padding-right="0.005cm"/>
    </style:style>
    <style:style style:name="gr8" style:family="graphic" style:parent-style-name="standard">
      <style:graphic-properties draw:stroke="solid" svg:stroke-width="0.02cm" svg:stroke-color="#ff0000" draw:marker-start-width="0.24cm" draw:marker-end-width="0.24cm" draw:stroke-linejoin="miter" svg:stroke-linecap="butt" draw:fill="none" draw:fill-color="#ff0000" fo:padding-top="0.01cm" fo:padding-bottom="0.01cm" fo:padding-left="0.01cm" fo:padding-right="0.01cm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0.178cm" fo:min-width="0.178cm"/>
    </style:style>
    <style:style style:name="gr10" style:family="graphic" style:parent-style-name="standard">
      <style:graphic-properties svg:stroke-width="0.01cm" svg:stroke-color="#666666" draw:marker-start-width="0.22cm" draw:marker-end-width="0.22cm" draw:fill-color="#ffffff" draw:textarea-horizontal-align="justify" draw:textarea-vertical-align="middle" draw:auto-grow-height="false" fo:min-height="0.178cm" fo:min-width="0.178cm" fo:padding-top="0.005cm" fo:padding-bottom="0.005cm" fo:padding-left="0.005cm" fo:padding-right="0.005cm"/>
    </style:style>
    <style:style style:name="gr11" style:family="graphic" style:parent-style-name="standard">
      <style:graphic-properties svg:stroke-width="0.01cm" svg:stroke-color="#000000" draw:marker-start-width="0.22cm" draw:marker-end-width="0.22cm" draw:fill-color="#ffffff" draw:textarea-horizontal-align="justify" draw:textarea-vertical-align="middle" draw:auto-grow-height="false" fo:min-height="0.178cm" fo:min-width="0.178cm" fo:padding-top="0.005cm" fo:padding-bottom="0.005cm" fo:padding-left="0.005cm" fo:padding-right="0.005cm"/>
    </style:style>
    <style:style style:name="gr12" style:family="graphic" style:parent-style-name="standard">
      <style:graphic-properties svg:stroke-color="#000000" draw:fill-color="#0aecf9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3" style:family="graphic" style:parent-style-name="standard">
      <style:graphic-properties svg:stroke-color="#000000" draw:fill-color="#ffe994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4" style:family="graphic" style:parent-style-name="standard">
      <style:graphic-properties draw:stroke="solid" svg:stroke-width="0.01cm" svg:stroke-color="#666666" draw:marker-start-width="0.22cm" draw:marker-end-width="0.22cm" draw:stroke-linejoin="round" svg:stroke-linecap="round" draw:fill="none" fo:padding-top="0.005cm" fo:padding-bottom="0.005cm" fo:padding-left="0.005cm" fo:padding-right="0.005cm"/>
    </style:style>
    <style:style style:name="gr15" style:family="graphic" style:parent-style-name="standard">
      <style:graphic-properties draw:stroke="solid" svg:stroke-width="0.02cm" svg:stroke-color="#ff0000" draw:marker-start-width="0.24cm" draw:marker-end-width="0.24cm" draw:stroke-linejoin="round" svg:stroke-linecap="round" draw:fill="none" fo:padding-top="0.01cm" fo:padding-bottom="0.01cm" fo:padding-left="0.01cm" fo:padding-right="0.01cm"/>
    </style:style>
    <style:style style:name="gr16" style:family="graphic" style:parent-style-name="standard">
      <style:graphic-properties draw:stroke="solid" svg:stroke-width="0.01cm" svg:stroke-color="#000000" draw:marker-start-width="0.22cm" draw:marker-end-width="0.22cm" draw:stroke-linejoin="round" svg:stroke-linecap="round" draw:fill="none" fo:padding-top="0.005cm" fo:padding-bottom="0.005cm" fo:padding-left="0.005cm" fo:padding-right="0.005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3" style:family="graphic" style:parent-style-name="standard">
      <style:graphic-properties draw:stroke="solid" svg:stroke-width="0.01cm" svg:stroke-color="#666666" draw:marker-start-width="0.22cm" draw:marker-end-width="0.22cm" draw:stroke-linejoin="miter" svg:stroke-linecap="butt" draw:fill="none" fo:padding-top="0.004cm" fo:padding-bottom="0.004cm" fo:padding-left="0.004cm" fo:padding-right="0.004cm"/>
    </style:style>
    <style:style style:name="gr24" style:family="graphic" style:parent-style-name="standard">
      <style:graphic-properties draw:stroke="solid" svg:stroke-width="0.02cm" svg:stroke-color="#ff0000" draw:marker-start-width="0.24cm" draw:marker-end-width="0.24cm" draw:stroke-linejoin="miter" svg:stroke-linecap="butt" draw:fill="none" fo:padding-top="0.009cm" fo:padding-bottom="0.009cm" fo:padding-left="0.009cm" fo:padding-right="0.009cm"/>
    </style:style>
    <style:style style:name="gr25" style:family="graphic" style:parent-style-name="standard">
      <style:graphic-properties draw:stroke="solid" svg:stroke-width="0.02cm" svg:stroke-color="#ff0000" draw:marker-start-width="0.24cm" draw:marker-end-width="0.24cm" draw:stroke-linejoin="miter" svg:stroke-linecap="butt" draw:fill="none" draw:fill-color="#000000" fo:padding-top="0.009cm" fo:padding-bottom="0.009cm" fo:padding-left="0.009cm" fo:padding-right="0.009cm"/>
    </style:style>
    <style:style style:name="gr26" style:family="graphic" style:parent-style-name="standard">
      <style:graphic-properties draw:stroke="solid" svg:stroke-width="0.01cm" svg:stroke-color="#666666" draw:marker-start-width="0.22cm" draw:marker-end-width="0.22cm" draw:stroke-linejoin="round" svg:stroke-linecap="round" draw:fill="none" fo:padding-top="0.004cm" fo:padding-bottom="0.004cm" fo:padding-left="0.004cm" fo:padding-right="0.004cm"/>
    </style:style>
    <style:style style:name="gr27" style:family="graphic" style:parent-style-name="standard">
      <style:graphic-properties draw:stroke="solid" svg:stroke-width="0.02cm" svg:stroke-color="#ff0000" draw:marker-start-width="0.24cm" draw:marker-end-width="0.24cm" draw:stroke-linejoin="round" svg:stroke-linecap="round" draw:fill="none" fo:padding-top="0.009cm" fo:padding-bottom="0.009cm" fo:padding-left="0.009cm" fo:padding-right="0.009cm"/>
    </style:style>
    <style:style style:name="gr28" style:family="graphic" style:parent-style-name="standard">
      <style:graphic-properties svg:stroke-width="0.01cm" svg:stroke-color="#666666" draw:marker-start-width="0.22cm" draw:marker-end-width="0.22cm" draw:fill-color="#ffffff" draw:textarea-horizontal-align="justify" draw:textarea-vertical-align="middle" draw:auto-grow-height="false" fo:min-height="0.168cm" fo:min-width="0.178cm" fo:padding-top="0.005cm" fo:padding-bottom="0.005cm" fo:padding-left="0.005cm" fo:padding-right="0.005cm"/>
    </style:style>
    <style:style style:name="gr29" style:family="graphic" style:parent-style-name="standard">
      <style:graphic-properties svg:stroke-width="0.01cm" svg:stroke-color="#000000" draw:marker-start-width="0.22cm" draw:marker-end-width="0.22cm" draw:fill-color="#ffffff" draw:textarea-horizontal-align="justify" draw:textarea-vertical-align="middle" draw:auto-grow-height="false" fo:min-height="0.168cm" fo:min-width="0.178cm" fo:padding-top="0.005cm" fo:padding-bottom="0.005cm" fo:padding-left="0.005cm" fo:padding-right="0.005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none" draw:fill-color="#ff0000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  <style:text-properties fo:background-color="transparent"/>
    </style:style>
    <style:style style:name="P6" style:family="paragraph">
      <loext:graphic-properties draw:fill-color="#0aecf9"/>
      <style:paragraph-properties fo:text-align="center" style:writing-mode="lr-tb"/>
      <style:text-properties fo:background-color="transparent"/>
    </style:style>
    <style:style style:name="P7" style:family="paragraph">
      <loext:graphic-properties draw:fill-color="#ffe994"/>
      <style:paragraph-properties fo:text-align="center" style:writing-mode="lr-tb"/>
      <style:text-properties fo:background-color="transparent"/>
    </style:style>
    <style:style style:name="P8" style:family="paragraph">
      <loext:graphic-properties draw:fill-color="#b2b2b2"/>
      <style:paragraph-properties fo:text-align="center" style:writing-mode="lr-tb"/>
      <style:text-properties fo:background-color="transparen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674cm" svg:y1="0.483cm" svg:x2="0.674cm" svg:y2="1.467cm">
          <text:p/>
        </draw:line>
        <draw:path draw:style-name="gr2" draw:text-style-name="P2" draw:layer="layout" svg:width="0.113cm" svg:height="0.053cm" svg:x="0.618cm" svg:y="1.425cm" svg:viewBox="0 0 114 54" svg:d="M114 0c-22 4-54 43-58 54-3-11-35-50-56-54">
          <text:p/>
        </draw:path>
        <draw:line draw:style-name="gr1" draw:text-style-name="P1" draw:layer="layout" svg:x1="0.674cm" svg:y1="2.483cm" svg:x2="0.674cm" svg:y2="2.983cm">
          <text:p/>
        </draw:line>
        <draw:line draw:style-name="gr1" draw:text-style-name="P1" draw:layer="layout" svg:x1="0.941cm" svg:y1="0.483cm" svg:x2="0.941cm" svg:y2="1.467cm">
          <text:p/>
        </draw:line>
        <draw:path draw:style-name="gr2" draw:text-style-name="P2" draw:layer="layout" svg:width="0.112cm" svg:height="0.053cm" svg:x="0.885cm" svg:y="1.425cm" svg:viewBox="0 0 113 54" svg:d="M113 0c-21 4-52 43-56 54-3-11-36-50-57-54">
          <text:p/>
        </draw:path>
        <draw:line draw:style-name="gr1" draw:text-style-name="P1" draw:layer="layout" svg:x1="0.941cm" svg:y1="2.483cm" svg:x2="0.941cm" svg:y2="2.983cm">
          <text:p/>
        </draw:line>
        <draw:line draw:style-name="gr1" draw:text-style-name="P1" draw:layer="layout" svg:x1="1.208cm" svg:y1="0.483cm" svg:x2="1.208cm" svg:y2="1.467cm">
          <text:p/>
        </draw:line>
        <draw:path draw:style-name="gr2" draw:text-style-name="P2" draw:layer="layout" svg:width="0.112cm" svg:height="0.053cm" svg:x="1.152cm" svg:y="1.425cm" svg:viewBox="0 0 113 54" svg:d="M113 0c-21 4-53 43-56 54-4-11-35-50-57-54">
          <text:p/>
        </draw:path>
        <draw:line draw:style-name="gr1" draw:text-style-name="P1" draw:layer="layout" svg:x1="1.208cm" svg:y1="2.483cm" svg:x2="1.208cm" svg:y2="2.983cm">
          <text:p/>
        </draw:line>
        <draw:line draw:style-name="gr1" draw:text-style-name="P1" draw:layer="layout" svg:x1="1.474cm" svg:y1="0.483cm" svg:x2="1.474cm" svg:y2="1.467cm">
          <text:p/>
        </draw:line>
        <draw:path draw:style-name="gr2" draw:text-style-name="P2" draw:layer="layout" svg:width="0.113cm" svg:height="0.053cm" svg:x="1.418cm" svg:y="1.425cm" svg:viewBox="0 0 114 54" svg:d="M114 0c-21 4-54 43-58 54-3-11-35-50-56-54">
          <text:p/>
        </draw:path>
        <draw:line draw:style-name="gr1" draw:text-style-name="P1" draw:layer="layout" svg:x1="1.474cm" svg:y1="2.483cm" svg:x2="1.474cm" svg:y2="2.983cm">
          <text:p/>
        </draw:line>
        <draw:line draw:style-name="gr1" draw:text-style-name="P1" draw:layer="layout" svg:x1="1.874cm" svg:y1="0.483cm" svg:x2="1.874cm" svg:y2="1.467cm">
          <text:p/>
        </draw:line>
        <draw:path draw:style-name="gr2" draw:text-style-name="P2" draw:layer="layout" svg:width="0.113cm" svg:height="0.053cm" svg:x="1.818cm" svg:y="1.425cm" svg:viewBox="0 0 114 54" svg:d="M114 0c-21 4-53 43-57 54-3-11-35-50-57-54">
          <text:p/>
        </draw:path>
        <draw:line draw:style-name="gr1" draw:text-style-name="P1" draw:layer="layout" svg:x1="1.874cm" svg:y1="2.483cm" svg:x2="1.874cm" svg:y2="2.983cm">
          <text:p/>
        </draw:line>
        <draw:line draw:style-name="gr1" draw:text-style-name="P1" draw:layer="layout" svg:x1="2.141cm" svg:y1="0.483cm" svg:x2="2.141cm" svg:y2="1.467cm">
          <text:p/>
        </draw:line>
        <draw:path draw:style-name="gr2" draw:text-style-name="P2" draw:layer="layout" svg:width="0.112cm" svg:height="0.053cm" svg:x="2.085cm" svg:y="1.425cm" svg:viewBox="0 0 113 54" svg:d="M113 0c-21 4-53 43-57 54-3-11-35-50-56-54">
          <text:p/>
        </draw:path>
        <draw:line draw:style-name="gr1" draw:text-style-name="P1" draw:layer="layout" svg:x1="2.141cm" svg:y1="2.483cm" svg:x2="2.141cm" svg:y2="2.983cm">
          <text:p/>
        </draw:line>
        <draw:line draw:style-name="gr1" draw:text-style-name="P1" draw:layer="layout" svg:x1="2.408cm" svg:y1="0.483cm" svg:x2="2.408cm" svg:y2="1.467cm">
          <text:p/>
        </draw:line>
        <draw:path draw:style-name="gr2" draw:text-style-name="P2" draw:layer="layout" svg:width="0.112cm" svg:height="0.053cm" svg:x="2.352cm" svg:y="1.425cm" svg:viewBox="0 0 113 54" svg:d="M113 0c-21 4-53 43-56 54-4-11-36-50-57-54">
          <text:p/>
        </draw:path>
        <draw:line draw:style-name="gr1" draw:text-style-name="P1" draw:layer="layout" svg:x1="2.408cm" svg:y1="2.483cm" svg:x2="2.408cm" svg:y2="2.983cm">
          <text:p/>
        </draw:line>
        <draw:line draw:style-name="gr1" draw:text-style-name="P1" draw:layer="layout" svg:x1="2.675cm" svg:y1="0.483cm" svg:x2="2.675cm" svg:y2="1.467cm">
          <text:p/>
        </draw:line>
        <draw:path draw:style-name="gr2" draw:text-style-name="P2" draw:layer="layout" svg:width="0.113cm" svg:height="0.053cm" svg:x="2.618cm" svg:y="1.425cm" svg:viewBox="0 0 114 54" svg:d="M114 0c-22 4-54 43-57 54-4-11-36-50-57-54">
          <text:p/>
        </draw:path>
        <draw:line draw:style-name="gr1" draw:text-style-name="P1" draw:layer="layout" svg:x1="2.675cm" svg:y1="2.483cm" svg:x2="2.675cm" svg:y2="2.983cm">
          <text:p/>
        </draw:line>
        <draw:line draw:style-name="gr1" draw:text-style-name="P1" draw:layer="layout" svg:x1="3.075cm" svg:y1="0.483cm" svg:x2="3.075cm" svg:y2="1.467cm">
          <text:p/>
        </draw:line>
        <draw:path draw:style-name="gr2" draw:text-style-name="P2" draw:layer="layout" svg:width="0.113cm" svg:height="0.053cm" svg:x="3.018cm" svg:y="1.425cm" svg:viewBox="0 0 114 54" svg:d="M114 0c-21 4-53 43-56 54-4-11-37-50-58-54">
          <text:p/>
        </draw:path>
        <draw:line draw:style-name="gr1" draw:text-style-name="P1" draw:layer="layout" svg:x1="3.075cm" svg:y1="2.483cm" svg:x2="3.075cm" svg:y2="2.983cm">
          <text:p/>
        </draw:line>
        <draw:line draw:style-name="gr1" draw:text-style-name="P1" draw:layer="layout" svg:x1="3.341cm" svg:y1="0.483cm" svg:x2="3.341cm" svg:y2="1.467cm">
          <text:p/>
        </draw:line>
        <draw:path draw:style-name="gr2" draw:text-style-name="P2" draw:layer="layout" svg:width="0.112cm" svg:height="0.053cm" svg:x="3.285cm" svg:y="1.425cm" svg:viewBox="0 0 113 54" svg:d="M113 0c-21 4-52 43-56 54-3-11-35-50-57-54">
          <text:p/>
        </draw:path>
        <draw:line draw:style-name="gr1" draw:text-style-name="P1" draw:layer="layout" svg:x1="3.341cm" svg:y1="2.483cm" svg:x2="3.341cm" svg:y2="2.983cm">
          <text:p/>
        </draw:line>
        <draw:line draw:style-name="gr1" draw:text-style-name="P1" draw:layer="layout" svg:x1="3.608cm" svg:y1="0.483cm" svg:x2="3.608cm" svg:y2="1.467cm">
          <text:p/>
        </draw:line>
        <draw:path draw:style-name="gr2" draw:text-style-name="P2" draw:layer="layout" svg:width="0.112cm" svg:height="0.053cm" svg:x="3.552cm" svg:y="1.425cm" svg:viewBox="0 0 113 54" svg:d="M113 0c-21 4-54 43-57 54-4-11-35-50-56-54">
          <text:p/>
        </draw:path>
        <draw:line draw:style-name="gr1" draw:text-style-name="P1" draw:layer="layout" svg:x1="3.608cm" svg:y1="2.483cm" svg:x2="3.608cm" svg:y2="2.983cm">
          <text:p/>
        </draw:line>
        <draw:line draw:style-name="gr1" draw:text-style-name="P1" draw:layer="layout" svg:x1="3.875cm" svg:y1="0.483cm" svg:x2="3.875cm" svg:y2="1.467cm">
          <text:p/>
        </draw:line>
        <draw:path draw:style-name="gr2" draw:text-style-name="P2" draw:layer="layout" svg:width="0.113cm" svg:height="0.053cm" svg:x="3.818cm" svg:y="1.425cm" svg:viewBox="0 0 114 54" svg:d="M114 0c-21 4-53 43-56 54-4-11-37-50-58-54">
          <text:p/>
        </draw:path>
        <draw:line draw:style-name="gr1" draw:text-style-name="P1" draw:layer="layout" svg:x1="3.875cm" svg:y1="2.483cm" svg:x2="3.875cm" svg:y2="2.983cm">
          <text:p/>
        </draw:line>
        <draw:line draw:style-name="gr1" draw:text-style-name="P1" draw:layer="layout" svg:x1="4.275cm" svg:y1="0.483cm" svg:x2="4.275cm" svg:y2="1.467cm">
          <text:p/>
        </draw:line>
        <draw:path draw:style-name="gr2" draw:text-style-name="P2" draw:layer="layout" svg:width="0.113cm" svg:height="0.053cm" svg:x="4.218cm" svg:y="1.425cm" svg:viewBox="0 0 114 54" svg:d="M114 0c-21 4-54 43-57 54-4-11-36-50-57-54">
          <text:p/>
        </draw:path>
        <draw:line draw:style-name="gr1" draw:text-style-name="P1" draw:layer="layout" svg:x1="4.275cm" svg:y1="2.483cm" svg:x2="4.275cm" svg:y2="2.983cm">
          <text:p/>
        </draw:line>
        <draw:line draw:style-name="gr1" draw:text-style-name="P1" draw:layer="layout" svg:x1="4.541cm" svg:y1="0.483cm" svg:x2="4.541cm" svg:y2="1.467cm">
          <text:p/>
        </draw:line>
        <draw:path draw:style-name="gr2" draw:text-style-name="P2" draw:layer="layout" svg:width="0.112cm" svg:height="0.053cm" svg:x="4.485cm" svg:y="1.425cm" svg:viewBox="0 0 113 54" svg:d="M113 0c-21 4-52 43-56 54-3-11-36-50-57-54">
          <text:p/>
        </draw:path>
        <draw:line draw:style-name="gr1" draw:text-style-name="P1" draw:layer="layout" svg:x1="4.541cm" svg:y1="2.483cm" svg:x2="4.541cm" svg:y2="2.983cm">
          <text:p/>
        </draw:line>
        <draw:line draw:style-name="gr1" draw:text-style-name="P1" draw:layer="layout" svg:x1="4.808cm" svg:y1="0.483cm" svg:x2="4.808cm" svg:y2="1.467cm">
          <text:p/>
        </draw:line>
        <draw:path draw:style-name="gr2" draw:text-style-name="P2" draw:layer="layout" svg:width="0.112cm" svg:height="0.053cm" svg:x="4.752cm" svg:y="1.425cm" svg:viewBox="0 0 113 54" svg:d="M113 0c-22 4-54 43-57 54-4-11-35-50-56-54">
          <text:p/>
        </draw:path>
        <draw:line draw:style-name="gr1" draw:text-style-name="P1" draw:layer="layout" svg:x1="4.808cm" svg:y1="2.483cm" svg:x2="4.808cm" svg:y2="2.983cm">
          <text:p/>
        </draw:line>
        <draw:line draw:style-name="gr1" draw:text-style-name="P1" draw:layer="layout" svg:x1="5.075cm" svg:y1="0.483cm" svg:x2="5.075cm" svg:y2="1.467cm">
          <text:p/>
        </draw:line>
        <draw:path draw:style-name="gr2" draw:text-style-name="P2" draw:layer="layout" svg:width="0.113cm" svg:height="0.053cm" svg:x="5.018cm" svg:y="1.425cm" svg:viewBox="0 0 114 54" svg:d="M114 0c-21 4-54 43-57 54-4-11-36-50-57-54">
          <text:p/>
        </draw:path>
        <draw:line draw:style-name="gr1" draw:text-style-name="P1" draw:layer="layout" svg:x1="5.075cm" svg:y1="2.483cm" svg:x2="5.075cm" svg:y2="2.983cm">
          <text:p/>
        </draw:line>
        <draw:line draw:style-name="gr1" draw:text-style-name="P1" draw:layer="layout" svg:x1="5.475cm" svg:y1="0.483cm" svg:x2="5.475cm" svg:y2="1.467cm">
          <text:p/>
        </draw:line>
        <draw:path draw:style-name="gr2" draw:text-style-name="P2" draw:layer="layout" svg:width="0.113cm" svg:height="0.053cm" svg:x="5.418cm" svg:y="1.425cm" svg:viewBox="0 0 114 54" svg:d="M114 0c-22 4-54 43-57 54-4-11-36-50-57-54">
          <text:p/>
        </draw:path>
        <draw:line draw:style-name="gr1" draw:text-style-name="P1" draw:layer="layout" svg:x1="5.475cm" svg:y1="2.483cm" svg:x2="5.475cm" svg:y2="2.983cm">
          <text:p/>
        </draw:line>
        <draw:line draw:style-name="gr1" draw:text-style-name="P1" draw:layer="layout" svg:x1="5.741cm" svg:y1="0.483cm" svg:x2="5.741cm" svg:y2="1.467cm">
          <text:p/>
        </draw:line>
        <draw:path draw:style-name="gr2" draw:text-style-name="P2" draw:layer="layout" svg:width="0.112cm" svg:height="0.053cm" svg:x="5.685cm" svg:y="1.425cm" svg:viewBox="0 0 113 54" svg:d="M113 0c-21 4-53 43-57 54-3-11-35-50-56-54">
          <text:p/>
        </draw:path>
        <draw:line draw:style-name="gr1" draw:text-style-name="P1" draw:layer="layout" svg:x1="5.741cm" svg:y1="2.483cm" svg:x2="5.741cm" svg:y2="2.983cm">
          <text:p/>
        </draw:line>
        <draw:line draw:style-name="gr1" draw:text-style-name="P1" draw:layer="layout" svg:x1="6.008cm" svg:y1="0.483cm" svg:x2="6.008cm" svg:y2="1.467cm">
          <text:p/>
        </draw:line>
        <draw:path draw:style-name="gr2" draw:text-style-name="P2" draw:layer="layout" svg:width="0.112cm" svg:height="0.053cm" svg:x="5.952cm" svg:y="1.425cm" svg:viewBox="0 0 113 54" svg:d="M113 0c-21 4-53 43-56 54-4-11-36-50-57-54">
          <text:p/>
        </draw:path>
        <draw:line draw:style-name="gr1" draw:text-style-name="P1" draw:layer="layout" svg:x1="6.008cm" svg:y1="2.483cm" svg:x2="6.008cm" svg:y2="2.983cm">
          <text:p/>
        </draw:line>
        <draw:line draw:style-name="gr1" draw:text-style-name="P1" draw:layer="layout" svg:x1="6.275cm" svg:y1="0.483cm" svg:x2="6.275cm" svg:y2="1.467cm">
          <text:p/>
        </draw:line>
        <draw:path draw:style-name="gr2" draw:text-style-name="P2" draw:layer="layout" svg:width="0.113cm" svg:height="0.053cm" svg:x="6.218cm" svg:y="1.425cm" svg:viewBox="0 0 114 54" svg:d="M114 0c-22 4-54 43-57 54-4-11-36-50-57-54">
          <text:p/>
        </draw:path>
        <draw:line draw:style-name="gr1" draw:text-style-name="P1" draw:layer="layout" svg:x1="6.275cm" svg:y1="2.483cm" svg:x2="6.275cm" svg:y2="2.983cm">
          <text:p/>
        </draw:line>
        <draw:line draw:style-name="gr1" draw:text-style-name="P1" draw:layer="layout" svg:x1="6.675cm" svg:y1="0.483cm" svg:x2="6.675cm" svg:y2="1.467cm">
          <text:p/>
        </draw:line>
        <draw:path draw:style-name="gr2" draw:text-style-name="P2" draw:layer="layout" svg:width="0.113cm" svg:height="0.053cm" svg:x="6.618cm" svg:y="1.425cm" svg:viewBox="0 0 114 54" svg:d="M114 0c-21 4-53 43-56 54-4-11-37-50-58-54">
          <text:p/>
        </draw:path>
        <draw:line draw:style-name="gr1" draw:text-style-name="P1" draw:layer="layout" svg:x1="6.675cm" svg:y1="2.483cm" svg:x2="6.675cm" svg:y2="2.983cm">
          <text:p/>
        </draw:line>
        <draw:line draw:style-name="gr1" draw:text-style-name="P1" draw:layer="layout" svg:x1="6.941cm" svg:y1="0.483cm" svg:x2="6.941cm" svg:y2="1.467cm">
          <text:p/>
        </draw:line>
        <draw:path draw:style-name="gr2" draw:text-style-name="P2" draw:layer="layout" svg:width="0.112cm" svg:height="0.053cm" svg:x="6.885cm" svg:y="1.425cm" svg:viewBox="0 0 113 54" svg:d="M113 0c-22 4-53 43-57 54-3-11-35-50-56-54">
          <text:p/>
        </draw:path>
        <draw:line draw:style-name="gr1" draw:text-style-name="P1" draw:layer="layout" svg:x1="6.941cm" svg:y1="2.483cm" svg:x2="6.941cm" svg:y2="2.983cm">
          <text:p/>
        </draw:line>
        <draw:line draw:style-name="gr1" draw:text-style-name="P1" draw:layer="layout" svg:x1="7.208cm" svg:y1="0.483cm" svg:x2="7.208cm" svg:y2="1.467cm">
          <text:p/>
        </draw:line>
        <draw:path draw:style-name="gr2" draw:text-style-name="P2" draw:layer="layout" svg:width="0.112cm" svg:height="0.053cm" svg:x="7.152cm" svg:y="1.425cm" svg:viewBox="0 0 113 54" svg:d="M113 0c-21 4-53 43-56 54-5-11-36-50-57-54">
          <text:p/>
        </draw:path>
        <draw:line draw:style-name="gr1" draw:text-style-name="P1" draw:layer="layout" svg:x1="7.208cm" svg:y1="2.483cm" svg:x2="7.208cm" svg:y2="2.983cm">
          <text:p/>
        </draw:line>
        <draw:line draw:style-name="gr1" draw:text-style-name="P1" draw:layer="layout" svg:x1="7.475cm" svg:y1="0.483cm" svg:x2="7.475cm" svg:y2="1.467cm">
          <text:p/>
        </draw:line>
        <draw:path draw:style-name="gr2" draw:text-style-name="P2" draw:layer="layout" svg:width="0.113cm" svg:height="0.053cm" svg:x="7.418cm" svg:y="1.425cm" svg:viewBox="0 0 114 54" svg:d="M114 0c-21 4-53 43-56 54-4-11-36-50-58-54">
          <text:p/>
        </draw:path>
        <draw:line draw:style-name="gr1" draw:text-style-name="P1" draw:layer="layout" svg:x1="7.475cm" svg:y1="2.483cm" svg:x2="7.475cm" svg:y2="2.983cm">
          <text:p/>
        </draw:line>
        <draw:line draw:style-name="gr1" draw:text-style-name="P1" draw:layer="layout" svg:x1="7.875cm" svg:y1="0.483cm" svg:x2="7.875cm" svg:y2="1.467cm">
          <text:p/>
        </draw:line>
        <draw:path draw:style-name="gr2" draw:text-style-name="P2" draw:layer="layout" svg:width="0.113cm" svg:height="0.053cm" svg:x="7.818cm" svg:y="1.425cm" svg:viewBox="0 0 114 54" svg:d="M114 0c-21 4-54 43-57 54-4-11-36-50-57-54">
          <text:p/>
        </draw:path>
        <draw:line draw:style-name="gr1" draw:text-style-name="P1" draw:layer="layout" svg:x1="7.875cm" svg:y1="2.483cm" svg:x2="7.875cm" svg:y2="2.983cm">
          <text:p/>
        </draw:line>
        <draw:line draw:style-name="gr1" draw:text-style-name="P1" draw:layer="layout" svg:x1="8.141cm" svg:y1="0.483cm" svg:x2="8.141cm" svg:y2="1.467cm">
          <text:p/>
        </draw:line>
        <draw:path draw:style-name="gr2" draw:text-style-name="P2" draw:layer="layout" svg:width="0.112cm" svg:height="0.053cm" svg:x="8.085cm" svg:y="1.425cm" svg:viewBox="0 0 113 54" svg:d="M113 0c-21 4-52 43-56 54-3-11-35-50-57-54">
          <text:p/>
        </draw:path>
        <draw:line draw:style-name="gr1" draw:text-style-name="P1" draw:layer="layout" svg:x1="8.141cm" svg:y1="2.483cm" svg:x2="8.141cm" svg:y2="2.983cm">
          <text:p/>
        </draw:line>
        <draw:line draw:style-name="gr1" draw:text-style-name="P1" draw:layer="layout" svg:x1="8.408cm" svg:y1="0.483cm" svg:x2="8.408cm" svg:y2="1.467cm">
          <text:p/>
        </draw:line>
        <draw:path draw:style-name="gr2" draw:text-style-name="P2" draw:layer="layout" svg:width="0.112cm" svg:height="0.053cm" svg:x="8.352cm" svg:y="1.425cm" svg:viewBox="0 0 113 54" svg:d="M113 0c-21 4-54 43-57 54-4-11-35-50-56-54">
          <text:p/>
        </draw:path>
        <draw:line draw:style-name="gr1" draw:text-style-name="P1" draw:layer="layout" svg:x1="8.408cm" svg:y1="2.483cm" svg:x2="8.408cm" svg:y2="2.983cm">
          <text:p/>
        </draw:line>
        <draw:line draw:style-name="gr1" draw:text-style-name="P1" draw:layer="layout" svg:x1="8.675cm" svg:y1="0.483cm" svg:x2="8.675cm" svg:y2="1.467cm">
          <text:p/>
        </draw:line>
        <draw:path draw:style-name="gr2" draw:text-style-name="P2" draw:layer="layout" svg:width="0.113cm" svg:height="0.053cm" svg:x="8.618cm" svg:y="1.425cm" svg:viewBox="0 0 114 54" svg:d="M114 0c-21 4-53 43-56 54-4-11-37-50-58-54">
          <text:p/>
        </draw:path>
        <draw:line draw:style-name="gr1" draw:text-style-name="P1" draw:layer="layout" svg:x1="8.675cm" svg:y1="2.483cm" svg:x2="8.675cm" svg:y2="2.983cm">
          <text:p/>
        </draw:line>
        <draw:line draw:style-name="gr1" draw:text-style-name="P1" draw:layer="layout" svg:x1="9.075cm" svg:y1="0.483cm" svg:x2="9.075cm" svg:y2="1.467cm">
          <text:p/>
        </draw:line>
        <draw:path draw:style-name="gr2" draw:text-style-name="P2" draw:layer="layout" svg:width="0.113cm" svg:height="0.053cm" svg:x="9.018cm" svg:y="1.425cm" svg:viewBox="0 0 114 54" svg:d="M114 0c-22 4-54 43-57 54-4-11-36-50-57-54">
          <text:p/>
        </draw:path>
        <draw:line draw:style-name="gr1" draw:text-style-name="P1" draw:layer="layout" svg:x1="9.075cm" svg:y1="2.483cm" svg:x2="9.075cm" svg:y2="2.983cm">
          <text:p/>
        </draw:line>
        <draw:line draw:style-name="gr1" draw:text-style-name="P1" draw:layer="layout" svg:x1="9.341cm" svg:y1="0.483cm" svg:x2="9.341cm" svg:y2="1.467cm">
          <text:p/>
        </draw:line>
        <draw:path draw:style-name="gr2" draw:text-style-name="P2" draw:layer="layout" svg:width="0.112cm" svg:height="0.053cm" svg:x="9.285cm" svg:y="1.425cm" svg:viewBox="0 0 113 54" svg:d="M113 0c-21 4-52 43-56 54-3-11-36-50-57-54">
          <text:p/>
        </draw:path>
        <draw:line draw:style-name="gr1" draw:text-style-name="P1" draw:layer="layout" svg:x1="9.341cm" svg:y1="2.483cm" svg:x2="9.341cm" svg:y2="2.983cm">
          <text:p/>
        </draw:line>
        <draw:line draw:style-name="gr1" draw:text-style-name="P1" draw:layer="layout" svg:x1="9.608cm" svg:y1="0.483cm" svg:x2="9.608cm" svg:y2="1.467cm">
          <text:p/>
        </draw:line>
        <draw:path draw:style-name="gr2" draw:text-style-name="P2" draw:layer="layout" svg:width="0.112cm" svg:height="0.053cm" svg:x="9.552cm" svg:y="1.425cm" svg:viewBox="0 0 113 54" svg:d="M113 0c-21 4-53 43-56 54-4-11-35-50-57-54">
          <text:p/>
        </draw:path>
        <draw:line draw:style-name="gr1" draw:text-style-name="P1" draw:layer="layout" svg:x1="9.608cm" svg:y1="2.483cm" svg:x2="9.608cm" svg:y2="2.983cm">
          <text:p/>
        </draw:line>
        <draw:line draw:style-name="gr1" draw:text-style-name="P1" draw:layer="layout" svg:x1="9.875cm" svg:y1="0.483cm" svg:x2="9.875cm" svg:y2="1.467cm">
          <text:p/>
        </draw:line>
        <draw:path draw:style-name="gr2" draw:text-style-name="P2" draw:layer="layout" svg:width="0.113cm" svg:height="0.053cm" svg:x="9.818cm" svg:y="1.425cm" svg:viewBox="0 0 114 54" svg:d="M114 0c-21 4-54 43-57 54-4-11-36-50-57-54">
          <text:p/>
        </draw:path>
        <draw:line draw:style-name="gr1" draw:text-style-name="P1" draw:layer="layout" svg:x1="9.875cm" svg:y1="2.483cm" svg:x2="9.875cm" svg:y2="2.983cm">
          <text:p/>
        </draw:line>
        <draw:line draw:style-name="gr1" draw:text-style-name="P1" draw:layer="layout" svg:x1="10.275cm" svg:y1="0.483cm" svg:x2="10.275cm" svg:y2="1.467cm">
          <text:p/>
        </draw:line>
        <draw:path draw:style-name="gr2" draw:text-style-name="P2" draw:layer="layout" svg:width="0.113cm" svg:height="0.053cm" svg:x="10.218cm" svg:y="1.425cm" svg:viewBox="0 0 114 54" svg:d="M114 0c-21 4-53 43-56 54-4-11-36-50-58-54">
          <text:p/>
        </draw:path>
        <draw:line draw:style-name="gr1" draw:text-style-name="P1" draw:layer="layout" svg:x1="10.275cm" svg:y1="2.483cm" svg:x2="10.275cm" svg:y2="2.983cm">
          <text:p/>
        </draw:line>
        <draw:line draw:style-name="gr1" draw:text-style-name="P1" draw:layer="layout" svg:x1="10.541cm" svg:y1="0.483cm" svg:x2="10.541cm" svg:y2="1.467cm">
          <text:p/>
        </draw:line>
        <draw:path draw:style-name="gr2" draw:text-style-name="P2" draw:layer="layout" svg:width="0.112cm" svg:height="0.053cm" svg:x="10.485cm" svg:y="1.425cm" svg:viewBox="0 0 113 54" svg:d="M113 0c-21 4-53 43-57 54-3-11-35-50-56-54">
          <text:p/>
        </draw:path>
        <draw:line draw:style-name="gr1" draw:text-style-name="P1" draw:layer="layout" svg:x1="10.541cm" svg:y1="2.483cm" svg:x2="10.541cm" svg:y2="2.983cm">
          <text:p/>
        </draw:line>
        <draw:line draw:style-name="gr1" draw:text-style-name="P1" draw:layer="layout" svg:x1="10.808cm" svg:y1="0.483cm" svg:x2="10.808cm" svg:y2="1.467cm">
          <text:p/>
        </draw:line>
        <draw:path draw:style-name="gr2" draw:text-style-name="P2" draw:layer="layout" svg:width="0.112cm" svg:height="0.053cm" svg:x="10.752cm" svg:y="1.425cm" svg:viewBox="0 0 113 54" svg:d="M113 0c-21 4-53 43-56 54-4-11-36-50-57-54">
          <text:p/>
        </draw:path>
        <draw:line draw:style-name="gr1" draw:text-style-name="P1" draw:layer="layout" svg:x1="10.808cm" svg:y1="2.483cm" svg:x2="10.808cm" svg:y2="2.983cm">
          <text:p/>
        </draw:line>
        <draw:line draw:style-name="gr1" draw:text-style-name="P1" draw:layer="layout" svg:x1="11.075cm" svg:y1="0.483cm" svg:x2="11.075cm" svg:y2="1.467cm">
          <text:p/>
        </draw:line>
        <draw:path draw:style-name="gr2" draw:text-style-name="P2" draw:layer="layout" svg:width="0.113cm" svg:height="0.053cm" svg:x="11.018cm" svg:y="1.425cm" svg:viewBox="0 0 114 54" svg:d="M114 0c-22 4-54 43-57 54-4-11-36-50-57-54">
          <text:p/>
        </draw:path>
        <draw:line draw:style-name="gr1" draw:text-style-name="P1" draw:layer="layout" svg:x1="11.075cm" svg:y1="2.483cm" svg:x2="11.075cm" svg:y2="2.983cm">
          <text:p/>
        </draw:line>
        <draw:line draw:style-name="gr1" draw:text-style-name="P1" draw:layer="layout" svg:x1="11.475cm" svg:y1="0.483cm" svg:x2="11.475cm" svg:y2="1.467cm">
          <text:p/>
        </draw:line>
        <draw:path draw:style-name="gr2" draw:text-style-name="P2" draw:layer="layout" svg:width="0.113cm" svg:height="0.053cm" svg:x="11.418cm" svg:y="1.425cm" svg:viewBox="0 0 114 54" svg:d="M114 0c-21 4-53 43-56 54-4-11-37-50-58-54">
          <text:p/>
        </draw:path>
        <draw:line draw:style-name="gr1" draw:text-style-name="P1" draw:layer="layout" svg:x1="11.475cm" svg:y1="2.483cm" svg:x2="11.475cm" svg:y2="2.983cm">
          <text:p/>
        </draw:line>
        <draw:line draw:style-name="gr1" draw:text-style-name="P1" draw:layer="layout" svg:x1="11.741cm" svg:y1="0.483cm" svg:x2="11.741cm" svg:y2="1.467cm">
          <text:p/>
        </draw:line>
        <draw:path draw:style-name="gr2" draw:text-style-name="P2" draw:layer="layout" svg:width="0.113cm" svg:height="0.053cm" svg:x="11.685cm" svg:y="1.425cm" svg:viewBox="0 0 114 54" svg:d="M114 0c-22 4-53 43-57 54-3-11-35-50-57-54">
          <text:p/>
        </draw:path>
        <draw:line draw:style-name="gr1" draw:text-style-name="P1" draw:layer="layout" svg:x1="11.741cm" svg:y1="2.483cm" svg:x2="11.741cm" svg:y2="2.983cm">
          <text:p/>
        </draw:line>
        <draw:line draw:style-name="gr1" draw:text-style-name="P1" draw:layer="layout" svg:x1="12.008cm" svg:y1="0.483cm" svg:x2="12.008cm" svg:y2="1.467cm">
          <text:p/>
        </draw:line>
        <draw:path draw:style-name="gr2" draw:text-style-name="P2" draw:layer="layout" svg:width="0.112cm" svg:height="0.053cm" svg:x="11.952cm" svg:y="1.425cm" svg:viewBox="0 0 113 54" svg:d="M113 0c-21 4-54 43-57 54-4-11-35-50-56-54">
          <text:p/>
        </draw:path>
        <draw:line draw:style-name="gr1" draw:text-style-name="P1" draw:layer="layout" svg:x1="12.008cm" svg:y1="2.483cm" svg:x2="12.008cm" svg:y2="2.983cm">
          <text:p/>
        </draw:line>
        <draw:line draw:style-name="gr1" draw:text-style-name="P1" draw:layer="layout" svg:x1="12.275cm" svg:y1="0.483cm" svg:x2="12.275cm" svg:y2="1.467cm">
          <text:p/>
        </draw:line>
        <draw:path draw:style-name="gr2" draw:text-style-name="P2" draw:layer="layout" svg:width="0.113cm" svg:height="0.053cm" svg:x="12.218cm" svg:y="1.425cm" svg:viewBox="0 0 114 54" svg:d="M114 0c-21 4-53 43-56 54-4-11-37-50-58-54">
          <text:p/>
        </draw:path>
        <draw:line draw:style-name="gr1" draw:text-style-name="P1" draw:layer="layout" svg:x1="12.275cm" svg:y1="2.483cm" svg:x2="12.275cm" svg:y2="2.983cm">
          <text:p/>
        </draw:line>
        <draw:line draw:style-name="gr1" draw:text-style-name="P1" draw:layer="layout" svg:x1="12.675cm" svg:y1="0.483cm" svg:x2="12.675cm" svg:y2="1.467cm">
          <text:p/>
        </draw:line>
        <draw:path draw:style-name="gr2" draw:text-style-name="P2" draw:layer="layout" svg:width="0.113cm" svg:height="0.053cm" svg:x="12.618cm" svg:y="1.425cm" svg:viewBox="0 0 114 54" svg:d="M114 0c-21 4-54 43-57 54-4-11-36-50-57-54">
          <text:p/>
        </draw:path>
        <draw:line draw:style-name="gr1" draw:text-style-name="P1" draw:layer="layout" svg:x1="12.675cm" svg:y1="2.483cm" svg:x2="12.675cm" svg:y2="2.983cm">
          <text:p/>
        </draw:line>
        <draw:line draw:style-name="gr1" draw:text-style-name="P1" draw:layer="layout" svg:x1="12.941cm" svg:y1="0.483cm" svg:x2="12.941cm" svg:y2="1.467cm">
          <text:p/>
        </draw:line>
        <draw:path draw:style-name="gr2" draw:text-style-name="P2" draw:layer="layout" svg:width="0.113cm" svg:height="0.053cm" svg:x="12.885cm" svg:y="1.425cm" svg:viewBox="0 0 114 54" svg:d="M114 0c-22 4-53 43-57 54-3-11-36-50-57-54">
          <text:p/>
        </draw:path>
        <draw:line draw:style-name="gr1" draw:text-style-name="P1" draw:layer="layout" svg:x1="12.941cm" svg:y1="2.483cm" svg:x2="12.941cm" svg:y2="2.983cm">
          <text:p/>
        </draw:line>
        <draw:line draw:style-name="gr1" draw:text-style-name="P1" draw:layer="layout" svg:x1="13.208cm" svg:y1="0.483cm" svg:x2="13.208cm" svg:y2="1.467cm">
          <text:p/>
        </draw:line>
        <draw:path draw:style-name="gr2" draw:text-style-name="P2" draw:layer="layout" svg:width="0.112cm" svg:height="0.053cm" svg:x="13.152cm" svg:y="1.425cm" svg:viewBox="0 0 113 54" svg:d="M113 0c-22 4-54 43-57 54-4-11-35-50-56-54">
          <text:p/>
        </draw:path>
        <draw:line draw:style-name="gr1" draw:text-style-name="P1" draw:layer="layout" svg:x1="13.208cm" svg:y1="2.483cm" svg:x2="13.208cm" svg:y2="2.983cm">
          <text:p/>
        </draw:line>
        <draw:line draw:style-name="gr1" draw:text-style-name="P1" draw:layer="layout" svg:x1="13.475cm" svg:y1="0.483cm" svg:x2="13.475cm" svg:y2="1.467cm">
          <text:p/>
        </draw:line>
        <draw:path draw:style-name="gr2" draw:text-style-name="P2" draw:layer="layout" svg:width="0.113cm" svg:height="0.053cm" svg:x="13.418cm" svg:y="1.425cm" svg:viewBox="0 0 114 54" svg:d="M114 0c-21 4-54 43-57 54-4-11-36-50-57-54">
          <text:p/>
        </draw:path>
        <draw:line draw:style-name="gr1" draw:text-style-name="P1" draw:layer="layout" svg:x1="13.475cm" svg:y1="2.483cm" svg:x2="13.475cm" svg:y2="2.983cm">
          <text:p/>
        </draw:line>
        <draw:line draw:style-name="gr1" draw:text-style-name="P1" draw:layer="layout" svg:x1="13.875cm" svg:y1="0.483cm" svg:x2="13.875cm" svg:y2="1.467cm">
          <text:p/>
        </draw:line>
        <draw:path draw:style-name="gr2" draw:text-style-name="P2" draw:layer="layout" svg:width="0.113cm" svg:height="0.053cm" svg:x="13.818cm" svg:y="1.425cm" svg:viewBox="0 0 114 54" svg:d="M114 0c-22 4-54 43-57 54-4-11-36-50-57-54">
          <text:p/>
        </draw:path>
        <draw:line draw:style-name="gr1" draw:text-style-name="P1" draw:layer="layout" svg:x1="13.875cm" svg:y1="2.483cm" svg:x2="13.875cm" svg:y2="2.983cm">
          <text:p/>
        </draw:line>
        <draw:line draw:style-name="gr1" draw:text-style-name="P1" draw:layer="layout" svg:x1="14.141cm" svg:y1="0.483cm" svg:x2="14.141cm" svg:y2="1.467cm">
          <text:p/>
        </draw:line>
        <draw:path draw:style-name="gr2" draw:text-style-name="P2" draw:layer="layout" svg:width="0.113cm" svg:height="0.053cm" svg:x="14.085cm" svg:y="1.425cm" svg:viewBox="0 0 114 54" svg:d="M114 0c-22 4-54 43-58 54-3-11-35-50-56-54">
          <text:p/>
        </draw:path>
        <draw:line draw:style-name="gr1" draw:text-style-name="P1" draw:layer="layout" svg:x1="14.141cm" svg:y1="2.483cm" svg:x2="14.141cm" svg:y2="2.983cm">
          <text:p/>
        </draw:line>
        <draw:line draw:style-name="gr1" draw:text-style-name="P1" draw:layer="layout" svg:x1="14.408cm" svg:y1="0.483cm" svg:x2="14.408cm" svg:y2="1.467cm">
          <text:p/>
        </draw:line>
        <draw:path draw:style-name="gr2" draw:text-style-name="P2" draw:layer="layout" svg:width="0.112cm" svg:height="0.053cm" svg:x="14.352cm" svg:y="1.425cm" svg:viewBox="0 0 113 54" svg:d="M113 0c-21 4-53 43-56 54-4-11-36-50-57-54">
          <text:p/>
        </draw:path>
        <draw:line draw:style-name="gr1" draw:text-style-name="P1" draw:layer="layout" svg:x1="14.408cm" svg:y1="2.483cm" svg:x2="14.408cm" svg:y2="2.983cm">
          <text:p/>
        </draw:line>
        <draw:line draw:style-name="gr1" draw:text-style-name="P1" draw:layer="layout" svg:x1="14.675cm" svg:y1="0.483cm" svg:x2="14.675cm" svg:y2="1.467cm">
          <text:p/>
        </draw:line>
        <draw:path draw:style-name="gr2" draw:text-style-name="P2" draw:layer="layout" svg:width="0.113cm" svg:height="0.053cm" svg:x="14.618cm" svg:y="1.425cm" svg:viewBox="0 0 114 54" svg:d="M114 0c-22 4-54 43-57 54-4-11-35-50-57-54">
          <text:p/>
        </draw:path>
        <draw:line draw:style-name="gr1" draw:text-style-name="P1" draw:layer="layout" svg:x1="14.675cm" svg:y1="2.483cm" svg:x2="14.675cm" svg:y2="2.983cm">
          <text:p/>
        </draw:line>
        <draw:line draw:style-name="gr1" draw:text-style-name="P1" draw:layer="layout" svg:x1="15.075cm" svg:y1="0.483cm" svg:x2="15.075cm" svg:y2="1.467cm">
          <text:p/>
        </draw:line>
        <draw:path draw:style-name="gr2" draw:text-style-name="P2" draw:layer="layout" svg:width="0.113cm" svg:height="0.053cm" svg:x="15.018cm" svg:y="1.425cm" svg:viewBox="0 0 114 54" svg:d="M114 0c-21 4-53 43-56 54-4-11-36-50-58-54">
          <text:p/>
        </draw:path>
        <draw:line draw:style-name="gr1" draw:text-style-name="P1" draw:layer="layout" svg:x1="15.075cm" svg:y1="2.483cm" svg:x2="15.075cm" svg:y2="2.983cm">
          <text:p/>
        </draw:line>
        <draw:line draw:style-name="gr1" draw:text-style-name="P1" draw:layer="layout" svg:x1="15.341cm" svg:y1="0.483cm" svg:x2="15.341cm" svg:y2="1.467cm">
          <text:p/>
        </draw:line>
        <draw:path draw:style-name="gr2" draw:text-style-name="P2" draw:layer="layout" svg:width="0.113cm" svg:height="0.053cm" svg:x="15.285cm" svg:y="1.425cm" svg:viewBox="0 0 114 54" svg:d="M114 0c-23 4-54 43-58 54-3-11-35-50-56-54">
          <text:p/>
        </draw:path>
        <draw:line draw:style-name="gr1" draw:text-style-name="P1" draw:layer="layout" svg:x1="15.341cm" svg:y1="2.483cm" svg:x2="15.341cm" svg:y2="2.983cm">
          <text:p/>
        </draw:line>
        <draw:line draw:style-name="gr1" draw:text-style-name="P1" draw:layer="layout" svg:x1="15.608cm" svg:y1="0.483cm" svg:x2="15.608cm" svg:y2="1.467cm">
          <text:p/>
        </draw:line>
        <draw:path draw:style-name="gr2" draw:text-style-name="P2" draw:layer="layout" svg:width="0.112cm" svg:height="0.053cm" svg:x="15.552cm" svg:y="1.425cm" svg:viewBox="0 0 113 54" svg:d="M113 0c-21 4-52 43-56 54-5-11-36-50-57-54">
          <text:p/>
        </draw:path>
        <draw:line draw:style-name="gr1" draw:text-style-name="P1" draw:layer="layout" svg:x1="15.608cm" svg:y1="2.483cm" svg:x2="15.608cm" svg:y2="2.983cm">
          <text:p/>
        </draw:line>
        <draw:line draw:style-name="gr1" draw:text-style-name="P1" draw:layer="layout" svg:x1="15.875cm" svg:y1="0.483cm" svg:x2="15.875cm" svg:y2="1.467cm">
          <text:p/>
        </draw:line>
        <draw:path draw:style-name="gr2" draw:text-style-name="P2" draw:layer="layout" svg:width="0.113cm" svg:height="0.053cm" svg:x="15.818cm" svg:y="1.425cm" svg:viewBox="0 0 114 54" svg:d="M114 0c-21 4-53 43-56 54-4-11-35-50-58-54">
          <text:p/>
        </draw:path>
        <draw:line draw:style-name="gr1" draw:text-style-name="P1" draw:layer="layout" svg:x1="15.875cm" svg:y1="2.483cm" svg:x2="15.875cm" svg:y2="2.983cm">
          <text:p/>
        </draw:line>
        <draw:line draw:style-name="gr1" draw:text-style-name="P1" draw:layer="layout" svg:x1="16.275cm" svg:y1="0.483cm" svg:x2="16.275cm" svg:y2="1.467cm">
          <text:p/>
        </draw:line>
        <draw:path draw:style-name="gr2" draw:text-style-name="P2" draw:layer="layout" svg:width="0.113cm" svg:height="0.053cm" svg:x="16.218cm" svg:y="1.425cm" svg:viewBox="0 0 114 54" svg:d="M114 0c-21 4-54 43-57 54-4-11-35-50-57-54">
          <text:p/>
        </draw:path>
        <draw:line draw:style-name="gr1" draw:text-style-name="P1" draw:layer="layout" svg:x1="16.275cm" svg:y1="2.483cm" svg:x2="16.275cm" svg:y2="2.983cm">
          <text:p/>
        </draw:line>
        <draw:line draw:style-name="gr1" draw:text-style-name="P1" draw:layer="layout" svg:x1="16.541cm" svg:y1="0.483cm" svg:x2="16.541cm" svg:y2="1.467cm">
          <text:p/>
        </draw:line>
        <draw:path draw:style-name="gr2" draw:text-style-name="P2" draw:layer="layout" svg:width="0.113cm" svg:height="0.053cm" svg:x="16.485cm" svg:y="1.425cm" svg:viewBox="0 0 114 54" svg:d="M114 0c-22 4-53 43-57 54-3-11-35-50-57-54">
          <text:p/>
        </draw:path>
        <draw:line draw:style-name="gr1" draw:text-style-name="P1" draw:layer="layout" svg:x1="16.541cm" svg:y1="2.483cm" svg:x2="16.541cm" svg:y2="2.983cm">
          <text:p/>
        </draw:line>
        <draw:line draw:style-name="gr1" draw:text-style-name="P1" draw:layer="layout" svg:x1="16.808cm" svg:y1="0.483cm" svg:x2="16.808cm" svg:y2="1.467cm">
          <text:p/>
        </draw:line>
        <draw:path draw:style-name="gr2" draw:text-style-name="P2" draw:layer="layout" svg:width="0.112cm" svg:height="0.053cm" svg:x="16.752cm" svg:y="1.425cm" svg:viewBox="0 0 113 54" svg:d="M113 0c-21 4-53 43-57 54-4-11-35-50-56-54">
          <text:p/>
        </draw:path>
        <draw:line draw:style-name="gr1" draw:text-style-name="P1" draw:layer="layout" svg:x1="16.808cm" svg:y1="2.483cm" svg:x2="16.808cm" svg:y2="2.983cm">
          <text:p/>
        </draw:line>
        <draw:line draw:style-name="gr1" draw:text-style-name="P1" draw:layer="layout" svg:x1="17.075cm" svg:y1="0.483cm" svg:x2="17.075cm" svg:y2="1.467cm">
          <text:p/>
        </draw:line>
        <draw:path draw:style-name="gr2" draw:text-style-name="P2" draw:layer="layout" svg:width="0.113cm" svg:height="0.053cm" svg:x="17.018cm" svg:y="1.425cm" svg:viewBox="0 0 114 54" svg:d="M114 0c-21 4-53 43-56 54-4-11-36-50-58-54">
          <text:p/>
        </draw:path>
        <draw:line draw:style-name="gr1" draw:text-style-name="P1" draw:layer="layout" svg:x1="17.075cm" svg:y1="2.483cm" svg:x2="17.075cm" svg:y2="2.983cm">
          <text:p/>
        </draw:line>
        <draw:line draw:style-name="gr1" draw:text-style-name="P1" draw:layer="layout" svg:x1="17.475cm" svg:y1="0.483cm" svg:x2="17.475cm" svg:y2="1.467cm">
          <text:p/>
        </draw:line>
        <draw:path draw:style-name="gr2" draw:text-style-name="P2" draw:layer="layout" svg:width="0.113cm" svg:height="0.053cm" svg:x="17.418cm" svg:y="1.425cm" svg:viewBox="0 0 114 54" svg:d="M114 0c-22 4-54 43-57 54-4-11-35-50-57-54">
          <text:p/>
        </draw:path>
        <draw:line draw:style-name="gr1" draw:text-style-name="P1" draw:layer="layout" svg:x1="17.475cm" svg:y1="2.483cm" svg:x2="17.475cm" svg:y2="2.983cm">
          <text:p/>
        </draw:line>
        <draw:line draw:style-name="gr1" draw:text-style-name="P1" draw:layer="layout" svg:x1="17.741cm" svg:y1="0.483cm" svg:x2="17.741cm" svg:y2="1.467cm">
          <text:p/>
        </draw:line>
        <draw:path draw:style-name="gr2" draw:text-style-name="P2" draw:layer="layout" svg:width="0.113cm" svg:height="0.053cm" svg:x="17.685cm" svg:y="1.425cm" svg:viewBox="0 0 114 54" svg:d="M114 0c-21 4-53 43-57 54-3-11-36-50-57-54">
          <text:p/>
        </draw:path>
        <draw:line draw:style-name="gr1" draw:text-style-name="P1" draw:layer="layout" svg:x1="17.741cm" svg:y1="2.483cm" svg:x2="17.741cm" svg:y2="2.983cm">
          <text:p/>
        </draw:line>
        <draw:line draw:style-name="gr1" draw:text-style-name="P1" draw:layer="layout" svg:x1="18.008cm" svg:y1="0.483cm" svg:x2="18.008cm" svg:y2="1.467cm">
          <text:p/>
        </draw:line>
        <draw:path draw:style-name="gr2" draw:text-style-name="P2" draw:layer="layout" svg:width="0.112cm" svg:height="0.053cm" svg:x="17.952cm" svg:y="1.425cm" svg:viewBox="0 0 113 54" svg:d="M113 0c-21 4-52 43-56 54-3-11-35-50-57-54">
          <text:p/>
        </draw:path>
        <draw:line draw:style-name="gr1" draw:text-style-name="P1" draw:layer="layout" svg:x1="18.008cm" svg:y1="2.483cm" svg:x2="18.008cm" svg:y2="2.983cm">
          <text:p/>
        </draw:line>
        <draw:line draw:style-name="gr1" draw:text-style-name="P1" draw:layer="layout" svg:x1="18.275cm" svg:y1="0.483cm" svg:x2="18.275cm" svg:y2="1.467cm">
          <text:p/>
        </draw:line>
        <draw:path draw:style-name="gr2" draw:text-style-name="P2" draw:layer="layout" svg:width="0.113cm" svg:height="0.053cm" svg:x="18.218cm" svg:y="1.425cm" svg:viewBox="0 0 114 54" svg:d="M114 0c-21 4-54 43-57 54-4-11-35-50-57-54">
          <text:p/>
        </draw:path>
        <draw:line draw:style-name="gr1" draw:text-style-name="P1" draw:layer="layout" svg:x1="18.275cm" svg:y1="2.483cm" svg:x2="18.275cm" svg:y2="2.983cm">
          <text:p/>
        </draw:line>
        <draw:line draw:style-name="gr1" draw:text-style-name="P1" draw:layer="layout" svg:x1="18.675cm" svg:y1="0.483cm" svg:x2="18.675cm" svg:y2="1.467cm">
          <text:p/>
        </draw:line>
        <draw:path draw:style-name="gr3" draw:text-style-name="P1" draw:layer="layout" svg:width="0.113cm" svg:height="0.053cm" svg:x="18.618cm" svg:y="1.425cm" svg:viewBox="0 0 114 54" svg:d="M114 0c-21 4-53 43-56 54-4-11-35-50-58-54">
          <text:p/>
        </draw:path>
        <draw:line draw:style-name="gr4" draw:text-style-name="P1" draw:layer="layout" svg:x1="18.675cm" svg:y1="2.483cm" svg:x2="18.675cm" svg:y2="2.983cm">
          <text:p/>
        </draw:line>
        <draw:line draw:style-name="gr1" draw:text-style-name="P1" draw:layer="layout" svg:x1="18.941cm" svg:y1="0.483cm" svg:x2="18.941cm" svg:y2="1.467cm">
          <text:p/>
        </draw:line>
        <draw:path draw:style-name="gr3" draw:text-style-name="P1" draw:layer="layout" svg:width="0.113cm" svg:height="0.053cm" svg:x="18.885cm" svg:y="1.425cm" svg:viewBox="0 0 114 54" svg:d="M114 0c-21 4-54 43-58 54-3-11-35-50-56-54">
          <text:p/>
        </draw:path>
        <draw:line draw:style-name="gr4" draw:text-style-name="P1" draw:layer="layout" svg:x1="18.941cm" svg:y1="2.483cm" svg:x2="18.941cm" svg:y2="2.983cm">
          <text:p/>
        </draw:line>
        <draw:line draw:style-name="gr1" draw:text-style-name="P1" draw:layer="layout" svg:x1="19.208cm" svg:y1="0.483cm" svg:x2="19.208cm" svg:y2="1.467cm">
          <text:p/>
        </draw:line>
        <draw:path draw:style-name="gr3" draw:text-style-name="P1" draw:layer="layout" svg:width="0.112cm" svg:height="0.053cm" svg:x="19.152cm" svg:y="1.425cm" svg:viewBox="0 0 113 54" svg:d="M113 0c-21 4-52 43-56 54-3-11-36-50-57-54">
          <text:p/>
        </draw:path>
        <draw:line draw:style-name="gr4" draw:text-style-name="P1" draw:layer="layout" svg:x1="19.208cm" svg:y1="2.483cm" svg:x2="19.208cm" svg:y2="2.983cm">
          <text:p/>
        </draw:line>
        <draw:line draw:style-name="gr1" draw:text-style-name="P1" draw:layer="layout" svg:x1="19.475cm" svg:y1="0.483cm" svg:x2="19.475cm" svg:y2="1.467cm">
          <text:p/>
        </draw:line>
        <draw:path draw:style-name="gr3" draw:text-style-name="P1" draw:layer="layout" svg:width="0.113cm" svg:height="0.053cm" svg:x="19.418cm" svg:y="1.425cm" svg:viewBox="0 0 114 54" svg:d="M114 0c-22 4-54 43-57 54-4-11-35-50-57-54">
          <text:p/>
        </draw:path>
        <draw:line draw:style-name="gr4" draw:text-style-name="P1" draw:layer="layout" svg:x1="19.475cm" svg:y1="2.483cm" svg:x2="19.475cm" svg:y2="2.983cm">
          <text:p/>
        </draw:line>
        <draw:line draw:style-name="gr5" draw:text-style-name="P1" draw:layer="layout" svg:x1="0.674cm" svg:y1="5.483cm" svg:x2="0.674cm" svg:y2="6.467cm">
          <text:p/>
        </draw:line>
        <draw:line draw:style-name="gr5" draw:text-style-name="P1" draw:layer="layout" svg:x1="0.941cm" svg:y1="5.483cm" svg:x2="0.941cm" svg:y2="6.467cm">
          <text:p/>
        </draw:line>
        <draw:line draw:style-name="gr5" draw:text-style-name="P1" draw:layer="layout" svg:x1="1.208cm" svg:y1="5.483cm" svg:x2="1.208cm" svg:y2="6.467cm">
          <text:p/>
        </draw:line>
        <draw:line draw:style-name="gr6" draw:text-style-name="P1" draw:layer="layout" svg:x1="1.474cm" svg:y1="5.483cm" svg:x2="1.474cm" svg:y2="6.467cm">
          <text:p/>
        </draw:line>
        <draw:line draw:style-name="gr5" draw:text-style-name="P1" draw:layer="layout" svg:x1="1.874cm" svg:y1="5.483cm" svg:x2="1.874cm" svg:y2="6.467cm">
          <text:p/>
        </draw:line>
        <draw:line draw:style-name="gr5" draw:text-style-name="P1" draw:layer="layout" svg:x1="2.141cm" svg:y1="5.483cm" svg:x2="2.141cm" svg:y2="6.467cm">
          <text:p/>
        </draw:line>
        <draw:line draw:style-name="gr5" draw:text-style-name="P1" draw:layer="layout" svg:x1="2.408cm" svg:y1="5.483cm" svg:x2="2.408cm" svg:y2="6.467cm">
          <text:p/>
        </draw:line>
        <draw:line draw:style-name="gr6" draw:text-style-name="P1" draw:layer="layout" svg:x1="2.675cm" svg:y1="5.483cm" svg:x2="2.675cm" svg:y2="6.467cm">
          <text:p/>
        </draw:line>
        <draw:line draw:style-name="gr5" draw:text-style-name="P1" draw:layer="layout" svg:x1="3.075cm" svg:y1="5.483cm" svg:x2="3.075cm" svg:y2="6.467cm">
          <text:p/>
        </draw:line>
        <draw:line draw:style-name="gr5" draw:text-style-name="P1" draw:layer="layout" svg:x1="3.341cm" svg:y1="5.483cm" svg:x2="3.341cm" svg:y2="6.467cm">
          <text:p/>
        </draw:line>
        <draw:line draw:style-name="gr5" draw:text-style-name="P1" draw:layer="layout" svg:x1="3.608cm" svg:y1="5.483cm" svg:x2="3.608cm" svg:y2="6.467cm">
          <text:p/>
        </draw:line>
        <draw:line draw:style-name="gr6" draw:text-style-name="P1" draw:layer="layout" svg:x1="3.875cm" svg:y1="5.483cm" svg:x2="3.875cm" svg:y2="6.467cm">
          <text:p/>
        </draw:line>
        <draw:line draw:style-name="gr5" draw:text-style-name="P1" draw:layer="layout" svg:x1="4.275cm" svg:y1="5.483cm" svg:x2="4.275cm" svg:y2="6.467cm">
          <text:p/>
        </draw:line>
        <draw:line draw:style-name="gr5" draw:text-style-name="P1" draw:layer="layout" svg:x1="4.541cm" svg:y1="5.483cm" svg:x2="4.541cm" svg:y2="6.467cm">
          <text:p/>
        </draw:line>
        <draw:line draw:style-name="gr5" draw:text-style-name="P1" draw:layer="layout" svg:x1="4.808cm" svg:y1="5.483cm" svg:x2="4.808cm" svg:y2="6.467cm">
          <text:p/>
        </draw:line>
        <draw:line draw:style-name="gr6" draw:text-style-name="P1" draw:layer="layout" svg:x1="5.075cm" svg:y1="5.483cm" svg:x2="5.075cm" svg:y2="6.467cm">
          <text:p/>
        </draw:line>
        <draw:line draw:style-name="gr5" draw:text-style-name="P1" draw:layer="layout" svg:x1="5.475cm" svg:y1="5.483cm" svg:x2="5.475cm" svg:y2="6.467cm">
          <text:p/>
        </draw:line>
        <draw:line draw:style-name="gr5" draw:text-style-name="P1" draw:layer="layout" svg:x1="5.741cm" svg:y1="5.483cm" svg:x2="5.741cm" svg:y2="6.467cm">
          <text:p/>
        </draw:line>
        <draw:line draw:style-name="gr5" draw:text-style-name="P1" draw:layer="layout" svg:x1="6.008cm" svg:y1="5.483cm" svg:x2="6.008cm" svg:y2="6.467cm">
          <text:p/>
        </draw:line>
        <draw:line draw:style-name="gr6" draw:text-style-name="P1" draw:layer="layout" svg:x1="6.275cm" svg:y1="5.483cm" svg:x2="6.275cm" svg:y2="6.467cm">
          <text:p/>
        </draw:line>
        <draw:line draw:style-name="gr5" draw:text-style-name="P1" draw:layer="layout" svg:x1="6.675cm" svg:y1="5.483cm" svg:x2="6.675cm" svg:y2="6.467cm">
          <text:p/>
        </draw:line>
        <draw:line draw:style-name="gr5" draw:text-style-name="P1" draw:layer="layout" svg:x1="6.941cm" svg:y1="5.483cm" svg:x2="6.941cm" svg:y2="6.467cm">
          <text:p/>
        </draw:line>
        <draw:line draw:style-name="gr5" draw:text-style-name="P1" draw:layer="layout" svg:x1="7.208cm" svg:y1="5.483cm" svg:x2="7.208cm" svg:y2="6.467cm">
          <text:p/>
        </draw:line>
        <draw:line draw:style-name="gr6" draw:text-style-name="P1" draw:layer="layout" svg:x1="7.475cm" svg:y1="5.483cm" svg:x2="7.475cm" svg:y2="6.467cm">
          <text:p/>
        </draw:line>
        <draw:line draw:style-name="gr5" draw:text-style-name="P1" draw:layer="layout" svg:x1="7.875cm" svg:y1="5.483cm" svg:x2="7.875cm" svg:y2="6.467cm">
          <text:p/>
        </draw:line>
        <draw:line draw:style-name="gr5" draw:text-style-name="P1" draw:layer="layout" svg:x1="8.141cm" svg:y1="5.483cm" svg:x2="8.141cm" svg:y2="6.467cm">
          <text:p/>
        </draw:line>
        <draw:line draw:style-name="gr5" draw:text-style-name="P1" draw:layer="layout" svg:x1="8.408cm" svg:y1="5.483cm" svg:x2="8.408cm" svg:y2="6.467cm">
          <text:p/>
        </draw:line>
        <draw:line draw:style-name="gr6" draw:text-style-name="P1" draw:layer="layout" svg:x1="8.675cm" svg:y1="5.483cm" svg:x2="8.675cm" svg:y2="6.467cm">
          <text:p/>
        </draw:line>
        <draw:line draw:style-name="gr5" draw:text-style-name="P1" draw:layer="layout" svg:x1="9.075cm" svg:y1="5.483cm" svg:x2="9.075cm" svg:y2="6.467cm">
          <text:p/>
        </draw:line>
        <draw:line draw:style-name="gr5" draw:text-style-name="P1" draw:layer="layout" svg:x1="9.341cm" svg:y1="5.483cm" svg:x2="9.341cm" svg:y2="6.467cm">
          <text:p/>
        </draw:line>
        <draw:line draw:style-name="gr5" draw:text-style-name="P1" draw:layer="layout" svg:x1="9.608cm" svg:y1="5.483cm" svg:x2="9.608cm" svg:y2="6.467cm">
          <text:p/>
        </draw:line>
        <draw:line draw:style-name="gr6" draw:text-style-name="P1" draw:layer="layout" svg:x1="9.875cm" svg:y1="5.483cm" svg:x2="9.875cm" svg:y2="6.467cm">
          <text:p/>
        </draw:line>
        <draw:line draw:style-name="gr5" draw:text-style-name="P1" draw:layer="layout" svg:x1="10.275cm" svg:y1="5.483cm" svg:x2="10.275cm" svg:y2="6.467cm">
          <text:p/>
        </draw:line>
        <draw:line draw:style-name="gr5" draw:text-style-name="P1" draw:layer="layout" svg:x1="10.541cm" svg:y1="5.483cm" svg:x2="10.541cm" svg:y2="6.467cm">
          <text:p/>
        </draw:line>
        <draw:line draw:style-name="gr5" draw:text-style-name="P1" draw:layer="layout" svg:x1="10.808cm" svg:y1="5.483cm" svg:x2="10.808cm" svg:y2="6.467cm">
          <text:p/>
        </draw:line>
        <draw:line draw:style-name="gr6" draw:text-style-name="P1" draw:layer="layout" svg:x1="11.075cm" svg:y1="5.483cm" svg:x2="11.075cm" svg:y2="6.467cm">
          <text:p/>
        </draw:line>
        <draw:line draw:style-name="gr5" draw:text-style-name="P1" draw:layer="layout" svg:x1="11.475cm" svg:y1="5.483cm" svg:x2="11.475cm" svg:y2="6.467cm">
          <text:p/>
        </draw:line>
        <draw:line draw:style-name="gr5" draw:text-style-name="P1" draw:layer="layout" svg:x1="11.741cm" svg:y1="5.483cm" svg:x2="11.741cm" svg:y2="6.467cm">
          <text:p/>
        </draw:line>
        <draw:line draw:style-name="gr5" draw:text-style-name="P1" draw:layer="layout" svg:x1="12.008cm" svg:y1="5.483cm" svg:x2="12.008cm" svg:y2="6.467cm">
          <text:p/>
        </draw:line>
        <draw:line draw:style-name="gr6" draw:text-style-name="P1" draw:layer="layout" svg:x1="12.275cm" svg:y1="5.483cm" svg:x2="12.275cm" svg:y2="6.467cm">
          <text:p/>
        </draw:line>
        <draw:line draw:style-name="gr5" draw:text-style-name="P1" draw:layer="layout" svg:x1="12.675cm" svg:y1="5.483cm" svg:x2="12.675cm" svg:y2="6.467cm">
          <text:p/>
        </draw:line>
        <draw:line draw:style-name="gr5" draw:text-style-name="P1" draw:layer="layout" svg:x1="12.941cm" svg:y1="5.483cm" svg:x2="12.941cm" svg:y2="6.467cm">
          <text:p/>
        </draw:line>
        <draw:line draw:style-name="gr5" draw:text-style-name="P1" draw:layer="layout" svg:x1="13.208cm" svg:y1="5.483cm" svg:x2="13.208cm" svg:y2="6.467cm">
          <text:p/>
        </draw:line>
        <draw:line draw:style-name="gr6" draw:text-style-name="P1" draw:layer="layout" svg:x1="13.475cm" svg:y1="5.483cm" svg:x2="13.475cm" svg:y2="6.467cm">
          <text:p/>
        </draw:line>
        <draw:line draw:style-name="gr5" draw:text-style-name="P1" draw:layer="layout" svg:x1="13.875cm" svg:y1="5.483cm" svg:x2="13.875cm" svg:y2="6.467cm">
          <text:p/>
        </draw:line>
        <draw:line draw:style-name="gr5" draw:text-style-name="P1" draw:layer="layout" svg:x1="14.141cm" svg:y1="5.483cm" svg:x2="14.141cm" svg:y2="6.467cm">
          <text:p/>
        </draw:line>
        <draw:line draw:style-name="gr5" draw:text-style-name="P1" draw:layer="layout" svg:x1="14.408cm" svg:y1="5.483cm" svg:x2="14.408cm" svg:y2="6.467cm">
          <text:p/>
        </draw:line>
        <draw:line draw:style-name="gr6" draw:text-style-name="P1" draw:layer="layout" svg:x1="14.675cm" svg:y1="5.483cm" svg:x2="14.675cm" svg:y2="6.467cm">
          <text:p/>
        </draw:line>
        <draw:line draw:style-name="gr5" draw:text-style-name="P1" draw:layer="layout" svg:x1="15.075cm" svg:y1="5.483cm" svg:x2="15.075cm" svg:y2="6.467cm">
          <text:p/>
        </draw:line>
        <draw:line draw:style-name="gr5" draw:text-style-name="P1" draw:layer="layout" svg:x1="15.341cm" svg:y1="5.483cm" svg:x2="15.341cm" svg:y2="6.467cm">
          <text:p/>
        </draw:line>
        <draw:line draw:style-name="gr5" draw:text-style-name="P1" draw:layer="layout" svg:x1="15.608cm" svg:y1="5.483cm" svg:x2="15.608cm" svg:y2="6.467cm">
          <text:p/>
        </draw:line>
        <draw:line draw:style-name="gr6" draw:text-style-name="P1" draw:layer="layout" svg:x1="15.875cm" svg:y1="5.483cm" svg:x2="15.875cm" svg:y2="6.467cm">
          <text:p/>
        </draw:line>
        <draw:line draw:style-name="gr5" draw:text-style-name="P1" draw:layer="layout" svg:x1="16.275cm" svg:y1="5.483cm" svg:x2="16.275cm" svg:y2="6.467cm">
          <text:p/>
        </draw:line>
        <draw:line draw:style-name="gr5" draw:text-style-name="P1" draw:layer="layout" svg:x1="16.541cm" svg:y1="5.483cm" svg:x2="16.541cm" svg:y2="6.467cm">
          <text:p/>
        </draw:line>
        <draw:line draw:style-name="gr5" draw:text-style-name="P1" draw:layer="layout" svg:x1="16.808cm" svg:y1="5.483cm" svg:x2="16.808cm" svg:y2="6.467cm">
          <text:p/>
        </draw:line>
        <draw:line draw:style-name="gr6" draw:text-style-name="P1" draw:layer="layout" svg:x1="17.075cm" svg:y1="5.483cm" svg:x2="17.075cm" svg:y2="6.467cm">
          <text:p/>
        </draw:line>
        <draw:line draw:style-name="gr5" draw:text-style-name="P1" draw:layer="layout" svg:x1="17.475cm" svg:y1="5.483cm" svg:x2="17.475cm" svg:y2="6.467cm">
          <text:p/>
        </draw:line>
        <draw:line draw:style-name="gr5" draw:text-style-name="P1" draw:layer="layout" svg:x1="17.741cm" svg:y1="5.483cm" svg:x2="17.741cm" svg:y2="6.467cm">
          <text:p/>
        </draw:line>
        <draw:line draw:style-name="gr5" draw:text-style-name="P1" draw:layer="layout" svg:x1="18.008cm" svg:y1="5.483cm" svg:x2="18.008cm" svg:y2="6.467cm">
          <text:p/>
        </draw:line>
        <draw:line draw:style-name="gr6" draw:text-style-name="P1" draw:layer="layout" svg:x1="18.275cm" svg:y1="5.483cm" svg:x2="18.275cm" svg:y2="6.467cm">
          <text:p/>
        </draw:line>
        <draw:line draw:style-name="gr7" draw:text-style-name="P3" draw:layer="layout" svg:x1="18.675cm" svg:y1="5.483cm" svg:x2="18.675cm" svg:y2="6.467cm">
          <text:p/>
        </draw:line>
        <draw:line draw:style-name="gr5" draw:text-style-name="P1" draw:layer="layout" svg:x1="18.941cm" svg:y1="5.483cm" svg:x2="18.941cm" svg:y2="6.467cm">
          <text:p/>
        </draw:line>
        <draw:line draw:style-name="gr5" draw:text-style-name="P1" draw:layer="layout" svg:x1="19.208cm" svg:y1="5.483cm" svg:x2="19.208cm" svg:y2="6.467cm">
          <text:p/>
        </draw:line>
        <draw:line draw:style-name="gr8" draw:text-style-name="P3" draw:layer="layout" svg:x1="19.475cm" svg:y1="5.483cm" svg:x2="19.475cm" svg:y2="6.467cm">
          <text:p/>
        </draw:line>
        <draw:custom-shape draw:style-name="gr9" draw:text-style-name="P4" draw:layer="layout" svg:width="0.25cm" svg:height="0.25cm" svg:x="0.82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.08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0.55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.35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2.0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2.2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.7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2.5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3.2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3.4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2.9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3.7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4.4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4.6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4.1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4.9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5.6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5.8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5.3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6.1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6.8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7.0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6.5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7.3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8.0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8.2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7.7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8.5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9.2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9.4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8.9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9.7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0.4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0.6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0.1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0.9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1.6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1.8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1.3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2.1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2.8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3.0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2.5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3.3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4.0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4.2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3.7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4.5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5.2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5.4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4.9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5.7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6.4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6.6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6.1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6.9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7.6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7.8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7.3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8.1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8.82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9.08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8.55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9.35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0.82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.08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0.55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.35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2.0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2.2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.7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2.5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3.2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3.4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2.9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3.7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4.4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4.6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4.1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4.9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5.6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5.8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5.3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6.1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6.8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7.0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6.5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7.3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8.0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8.2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7.7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8.5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9.2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9.4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8.9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9.7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0.4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0.6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0.1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0.9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1.6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1.8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1.3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2.1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2.8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3.0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2.5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3.3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4.0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4.2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3.7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4.5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5.2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5.4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4.9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5.7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6.4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6.6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6.1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6.9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7.6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7.8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7.3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8.1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8.82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9.08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8.55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9.35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2" draw:text-style-name="P2" draw:layer="layout" svg:width="0.113cm" svg:height="0.053cm" svg:x="15.018cm" svg:y="1.423cm" svg:viewBox="0 0 114 54" svg:d="M114 0c-22 4-54 43-57 54-4-11-35-50-57-54">
          <text:p/>
        </draw:path>
        <draw:path draw:style-name="gr2" draw:text-style-name="P2" draw:layer="layout" svg:width="0.113cm" svg:height="0.053cm" svg:x="15.285cm" svg:y="1.423cm" svg:viewBox="0 0 114 54" svg:d="M114 0c-21 4-53 43-57 54-3-11-36-50-57-54">
          <text:p/>
        </draw:path>
        <draw:path draw:style-name="gr2" draw:text-style-name="P2" draw:layer="layout" svg:width="0.112cm" svg:height="0.053cm" svg:x="15.552cm" svg:y="1.423cm" svg:viewBox="0 0 113 54" svg:d="M113 0c-21 4-52 43-56 54-3-11-35-50-57-54">
          <text:p/>
        </draw:path>
        <draw:path draw:style-name="gr2" draw:text-style-name="P2" draw:layer="layout" svg:width="0.113cm" svg:height="0.053cm" svg:x="15.818cm" svg:y="1.423cm" svg:viewBox="0 0 114 54" svg:d="M114 0c-21 4-54 43-57 54-4-11-35-50-57-54">
          <text:p/>
        </draw:path>
        <draw:path draw:style-name="gr2" draw:text-style-name="P2" draw:layer="layout" svg:width="0.113cm" svg:height="0.053cm" svg:x="16.218cm" svg:y="1.423cm" svg:viewBox="0 0 114 54" svg:d="M114 0c-21 4-53 43-56 54-4-11-35-50-58-54">
          <text:p/>
        </draw:path>
        <draw:path draw:style-name="gr2" draw:text-style-name="P2" draw:layer="layout" svg:width="0.113cm" svg:height="0.053cm" svg:x="16.485cm" svg:y="1.423cm" svg:viewBox="0 0 114 54" svg:d="M114 0c-21 4-54 43-58 54-3-11-35-50-56-54">
          <text:p/>
        </draw:path>
        <draw:path draw:style-name="gr2" draw:text-style-name="P2" draw:layer="layout" svg:width="0.112cm" svg:height="0.053cm" svg:x="16.752cm" svg:y="1.423cm" svg:viewBox="0 0 113 54" svg:d="M113 0c-21 4-52 43-56 54-3-11-36-50-57-54">
          <text:p/>
        </draw:path>
        <draw:path draw:style-name="gr2" draw:text-style-name="P2" draw:layer="layout" svg:width="0.113cm" svg:height="0.053cm" svg:x="17.018cm" svg:y="1.423cm" svg:viewBox="0 0 114 54" svg:d="M114 0c-22 4-54 43-57 54-4-11-35-50-57-54">
          <text:p/>
        </draw:path>
        <draw:custom-shape draw:style-name="gr12" draw:text-style-name="P6" draw:layer="layout" svg:width="1cm" svg:height="1cm" svg:x="18.6cm" svg:y="1.48cm">
          <text:p text:style-name="P5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7.4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6.2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5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3.8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2.6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1.4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0.2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9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7.8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6.6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5.4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4.2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3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.8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0.6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1" draw:layer="layout" svg:width="0.113cm" svg:height="0.053cm" svg:x="0.618cm" svg:y="6.423cm" svg:viewBox="0 0 114 54" svg:d="M114 0c-22 4-54 43-58 54-3-11-35-50-56-54">
          <text:p/>
        </draw:path>
        <draw:path draw:style-name="gr14" draw:text-style-name="P1" draw:layer="layout" svg:width="0.112cm" svg:height="0.053cm" svg:x="0.885cm" svg:y="6.423cm" svg:viewBox="0 0 113 54" svg:d="M113 0c-21 4-52 43-56 54-3-11-36-50-57-54">
          <text:p/>
        </draw:path>
        <draw:path draw:style-name="gr14" draw:text-style-name="P1" draw:layer="layout" svg:width="0.112cm" svg:height="0.053cm" svg:x="1.152cm" svg:y="6.423cm" svg:viewBox="0 0 113 54" svg:d="M113 0c-21 4-53 43-56 54-4-11-35-50-57-54">
          <text:p/>
        </draw:path>
        <draw:path draw:style-name="gr15" draw:text-style-name="P1" draw:layer="layout" svg:width="0.113cm" svg:height="0.053cm" svg:x="1.418cm" svg:y="6.423cm" svg:viewBox="0 0 114 54" svg:d="M114 0c-21 4-54 43-58 54-3-11-35-50-56-54">
          <text:p/>
        </draw:path>
        <draw:path draw:style-name="gr14" draw:text-style-name="P1" draw:layer="layout" svg:width="0.113cm" svg:height="0.053cm" svg:x="1.818cm" svg:y="6.423cm" svg:viewBox="0 0 114 54" svg:d="M114 0c-21 4-53 43-57 54-3-11-35-50-57-54">
          <text:p/>
        </draw:path>
        <draw:path draw:style-name="gr14" draw:text-style-name="P1" draw:layer="layout" svg:width="0.112cm" svg:height="0.053cm" svg:x="2.085cm" svg:y="6.423cm" svg:viewBox="0 0 113 54" svg:d="M113 0c-21 4-53 43-57 54-3-11-35-50-56-54">
          <text:p/>
        </draw:path>
        <draw:path draw:style-name="gr14" draw:text-style-name="P1" draw:layer="layout" svg:width="0.112cm" svg:height="0.053cm" svg:x="2.352cm" svg:y="6.423cm" svg:viewBox="0 0 113 54" svg:d="M113 0c-21 4-53 43-56 54-4-11-36-50-57-54">
          <text:p/>
        </draw:path>
        <draw:path draw:style-name="gr15" draw:text-style-name="P1" draw:layer="layout" svg:width="0.113cm" svg:height="0.053cm" svg:x="2.618cm" svg:y="6.423cm" svg:viewBox="0 0 114 54" svg:d="M114 0c-22 4-54 43-57 54-4-11-36-50-57-54">
          <text:p/>
        </draw:path>
        <draw:path draw:style-name="gr14" draw:text-style-name="P1" draw:layer="layout" svg:width="0.113cm" svg:height="0.053cm" svg:x="3.018cm" svg:y="6.423cm" svg:viewBox="0 0 114 54" svg:d="M114 0c-21 4-53 43-56 54-4-11-37-50-58-54">
          <text:p/>
        </draw:path>
        <draw:path draw:style-name="gr14" draw:text-style-name="P1" draw:layer="layout" svg:width="0.112cm" svg:height="0.053cm" svg:x="3.285cm" svg:y="6.423cm" svg:viewBox="0 0 113 54" svg:d="M113 0c-21 4-52 43-56 54-3-11-35-50-57-54">
          <text:p/>
        </draw:path>
        <draw:path draw:style-name="gr14" draw:text-style-name="P1" draw:layer="layout" svg:width="0.112cm" svg:height="0.053cm" svg:x="3.552cm" svg:y="6.423cm" svg:viewBox="0 0 113 54" svg:d="M113 0c-21 4-54 43-57 54-4-11-35-50-56-54">
          <text:p/>
        </draw:path>
        <draw:path draw:style-name="gr15" draw:text-style-name="P1" draw:layer="layout" svg:width="0.113cm" svg:height="0.053cm" svg:x="3.818cm" svg:y="6.423cm" svg:viewBox="0 0 114 54" svg:d="M114 0c-21 4-53 43-56 54-4-11-37-50-58-54">
          <text:p/>
        </draw:path>
        <draw:path draw:style-name="gr14" draw:text-style-name="P1" draw:layer="layout" svg:width="0.113cm" svg:height="0.053cm" svg:x="4.218cm" svg:y="6.423cm" svg:viewBox="0 0 114 54" svg:d="M114 0c-21 4-54 43-57 54-4-11-36-50-57-54">
          <text:p/>
        </draw:path>
        <draw:path draw:style-name="gr14" draw:text-style-name="P1" draw:layer="layout" svg:width="0.112cm" svg:height="0.053cm" svg:x="4.485cm" svg:y="6.423cm" svg:viewBox="0 0 113 54" svg:d="M113 0c-21 4-52 43-56 54-3-11-36-50-57-54">
          <text:p/>
        </draw:path>
        <draw:path draw:style-name="gr14" draw:text-style-name="P1" draw:layer="layout" svg:width="0.112cm" svg:height="0.053cm" svg:x="4.752cm" svg:y="6.423cm" svg:viewBox="0 0 113 54" svg:d="M113 0c-22 4-54 43-57 54-4-11-35-50-56-54">
          <text:p/>
        </draw:path>
        <draw:path draw:style-name="gr15" draw:text-style-name="P1" draw:layer="layout" svg:width="0.113cm" svg:height="0.053cm" svg:x="5.018cm" svg:y="6.423cm" svg:viewBox="0 0 114 54" svg:d="M114 0c-21 4-54 43-57 54-4-11-36-50-57-54">
          <text:p/>
        </draw:path>
        <draw:path draw:style-name="gr14" draw:text-style-name="P1" draw:layer="layout" svg:width="0.113cm" svg:height="0.053cm" svg:x="5.418cm" svg:y="6.423cm" svg:viewBox="0 0 114 54" svg:d="M114 0c-22 4-54 43-57 54-4-11-36-50-57-54">
          <text:p/>
        </draw:path>
        <draw:path draw:style-name="gr14" draw:text-style-name="P1" draw:layer="layout" svg:width="0.112cm" svg:height="0.053cm" svg:x="5.685cm" svg:y="6.423cm" svg:viewBox="0 0 113 54" svg:d="M113 0c-21 4-53 43-57 54-3-11-35-50-56-54">
          <text:p/>
        </draw:path>
        <draw:path draw:style-name="gr14" draw:text-style-name="P1" draw:layer="layout" svg:width="0.112cm" svg:height="0.053cm" svg:x="5.952cm" svg:y="6.423cm" svg:viewBox="0 0 113 54" svg:d="M113 0c-21 4-53 43-56 54-4-11-36-50-57-54">
          <text:p/>
        </draw:path>
        <draw:path draw:style-name="gr15" draw:text-style-name="P1" draw:layer="layout" svg:width="0.113cm" svg:height="0.053cm" svg:x="6.218cm" svg:y="6.423cm" svg:viewBox="0 0 114 54" svg:d="M114 0c-22 4-54 43-57 54-4-11-36-50-57-54">
          <text:p/>
        </draw:path>
        <draw:path draw:style-name="gr14" draw:text-style-name="P1" draw:layer="layout" svg:width="0.113cm" svg:height="0.053cm" svg:x="6.618cm" svg:y="6.423cm" svg:viewBox="0 0 114 54" svg:d="M114 0c-21 4-53 43-56 54-4-11-37-50-58-54">
          <text:p/>
        </draw:path>
        <draw:path draw:style-name="gr14" draw:text-style-name="P1" draw:layer="layout" svg:width="0.112cm" svg:height="0.053cm" svg:x="6.885cm" svg:y="6.423cm" svg:viewBox="0 0 113 54" svg:d="M113 0c-22 4-53 43-57 54-3-11-35-50-56-54">
          <text:p/>
        </draw:path>
        <draw:path draw:style-name="gr14" draw:text-style-name="P1" draw:layer="layout" svg:width="0.112cm" svg:height="0.053cm" svg:x="7.152cm" svg:y="6.423cm" svg:viewBox="0 0 113 54" svg:d="M113 0c-21 4-53 43-56 54-5-11-36-50-57-54">
          <text:p/>
        </draw:path>
        <draw:path draw:style-name="gr15" draw:text-style-name="P1" draw:layer="layout" svg:width="0.113cm" svg:height="0.053cm" svg:x="7.418cm" svg:y="6.423cm" svg:viewBox="0 0 114 54" svg:d="M114 0c-21 4-53 43-56 54-4-11-36-50-58-54">
          <text:p/>
        </draw:path>
        <draw:path draw:style-name="gr14" draw:text-style-name="P1" draw:layer="layout" svg:width="0.113cm" svg:height="0.053cm" svg:x="7.818cm" svg:y="6.423cm" svg:viewBox="0 0 114 54" svg:d="M114 0c-21 4-54 43-57 54-4-11-36-50-57-54">
          <text:p/>
        </draw:path>
        <draw:path draw:style-name="gr14" draw:text-style-name="P1" draw:layer="layout" svg:width="0.112cm" svg:height="0.053cm" svg:x="8.085cm" svg:y="6.423cm" svg:viewBox="0 0 113 54" svg:d="M113 0c-21 4-52 43-56 54-3-11-35-50-57-54">
          <text:p/>
        </draw:path>
        <draw:path draw:style-name="gr14" draw:text-style-name="P1" draw:layer="layout" svg:width="0.112cm" svg:height="0.053cm" svg:x="8.352cm" svg:y="6.423cm" svg:viewBox="0 0 113 54" svg:d="M113 0c-21 4-54 43-57 54-4-11-35-50-56-54">
          <text:p/>
        </draw:path>
        <draw:path draw:style-name="gr15" draw:text-style-name="P1" draw:layer="layout" svg:width="0.113cm" svg:height="0.053cm" svg:x="8.618cm" svg:y="6.423cm" svg:viewBox="0 0 114 54" svg:d="M114 0c-21 4-53 43-56 54-4-11-37-50-58-54">
          <text:p/>
        </draw:path>
        <draw:path draw:style-name="gr14" draw:text-style-name="P1" draw:layer="layout" svg:width="0.113cm" svg:height="0.053cm" svg:x="9.018cm" svg:y="6.423cm" svg:viewBox="0 0 114 54" svg:d="M114 0c-22 4-54 43-57 54-4-11-36-50-57-54">
          <text:p/>
        </draw:path>
        <draw:path draw:style-name="gr14" draw:text-style-name="P1" draw:layer="layout" svg:width="0.112cm" svg:height="0.053cm" svg:x="9.285cm" svg:y="6.423cm" svg:viewBox="0 0 113 54" svg:d="M113 0c-21 4-52 43-56 54-3-11-36-50-57-54">
          <text:p/>
        </draw:path>
        <draw:path draw:style-name="gr14" draw:text-style-name="P1" draw:layer="layout" svg:width="0.112cm" svg:height="0.053cm" svg:x="9.552cm" svg:y="6.423cm" svg:viewBox="0 0 113 54" svg:d="M113 0c-21 4-53 43-56 54-4-11-35-50-57-54">
          <text:p/>
        </draw:path>
        <draw:path draw:style-name="gr15" draw:text-style-name="P1" draw:layer="layout" svg:width="0.113cm" svg:height="0.053cm" svg:x="9.818cm" svg:y="6.423cm" svg:viewBox="0 0 114 54" svg:d="M114 0c-21 4-54 43-57 54-4-11-36-50-57-54">
          <text:p/>
        </draw:path>
        <draw:path draw:style-name="gr14" draw:text-style-name="P1" draw:layer="layout" svg:width="0.113cm" svg:height="0.053cm" svg:x="10.218cm" svg:y="6.423cm" svg:viewBox="0 0 114 54" svg:d="M114 0c-21 4-53 43-56 54-4-11-36-50-58-54">
          <text:p/>
        </draw:path>
        <draw:path draw:style-name="gr14" draw:text-style-name="P1" draw:layer="layout" svg:width="0.112cm" svg:height="0.053cm" svg:x="10.485cm" svg:y="6.423cm" svg:viewBox="0 0 113 54" svg:d="M113 0c-21 4-53 43-57 54-3-11-35-50-56-54">
          <text:p/>
        </draw:path>
        <draw:path draw:style-name="gr14" draw:text-style-name="P1" draw:layer="layout" svg:width="0.112cm" svg:height="0.053cm" svg:x="10.752cm" svg:y="6.423cm" svg:viewBox="0 0 113 54" svg:d="M113 0c-21 4-53 43-56 54-4-11-36-50-57-54">
          <text:p/>
        </draw:path>
        <draw:path draw:style-name="gr15" draw:text-style-name="P1" draw:layer="layout" svg:width="0.113cm" svg:height="0.053cm" svg:x="11.018cm" svg:y="6.423cm" svg:viewBox="0 0 114 54" svg:d="M114 0c-22 4-54 43-57 54-4-11-36-50-57-54">
          <text:p/>
        </draw:path>
        <draw:path draw:style-name="gr14" draw:text-style-name="P1" draw:layer="layout" svg:width="0.113cm" svg:height="0.053cm" svg:x="11.418cm" svg:y="6.423cm" svg:viewBox="0 0 114 54" svg:d="M114 0c-21 4-53 43-56 54-4-11-37-50-58-54">
          <text:p/>
        </draw:path>
        <draw:path draw:style-name="gr14" draw:text-style-name="P1" draw:layer="layout" svg:width="0.113cm" svg:height="0.053cm" svg:x="11.685cm" svg:y="6.423cm" svg:viewBox="0 0 114 54" svg:d="M114 0c-22 4-53 43-57 54-3-11-35-50-57-54">
          <text:p/>
        </draw:path>
        <draw:path draw:style-name="gr14" draw:text-style-name="P1" draw:layer="layout" svg:width="0.112cm" svg:height="0.053cm" svg:x="11.952cm" svg:y="6.423cm" svg:viewBox="0 0 113 54" svg:d="M113 0c-21 4-54 43-57 54-4-11-35-50-56-54">
          <text:p/>
        </draw:path>
        <draw:path draw:style-name="gr15" draw:text-style-name="P1" draw:layer="layout" svg:width="0.113cm" svg:height="0.053cm" svg:x="12.218cm" svg:y="6.423cm" svg:viewBox="0 0 114 54" svg:d="M114 0c-21 4-53 43-56 54-4-11-37-50-58-54">
          <text:p/>
        </draw:path>
        <draw:path draw:style-name="gr14" draw:text-style-name="P1" draw:layer="layout" svg:width="0.113cm" svg:height="0.053cm" svg:x="12.618cm" svg:y="6.423cm" svg:viewBox="0 0 114 54" svg:d="M114 0c-21 4-54 43-57 54-4-11-36-50-57-54">
          <text:p/>
        </draw:path>
        <draw:path draw:style-name="gr14" draw:text-style-name="P1" draw:layer="layout" svg:width="0.113cm" svg:height="0.053cm" svg:x="12.885cm" svg:y="6.423cm" svg:viewBox="0 0 114 54" svg:d="M114 0c-22 4-53 43-57 54-3-11-36-50-57-54">
          <text:p/>
        </draw:path>
        <draw:path draw:style-name="gr14" draw:text-style-name="P1" draw:layer="layout" svg:width="0.112cm" svg:height="0.053cm" svg:x="13.152cm" svg:y="6.423cm" svg:viewBox="0 0 113 54" svg:d="M113 0c-22 4-54 43-57 54-4-11-35-50-56-54">
          <text:p/>
        </draw:path>
        <draw:path draw:style-name="gr15" draw:text-style-name="P1" draw:layer="layout" svg:width="0.113cm" svg:height="0.053cm" svg:x="13.418cm" svg:y="6.423cm" svg:viewBox="0 0 114 54" svg:d="M114 0c-21 4-54 43-57 54-4-11-36-50-57-54">
          <text:p/>
        </draw:path>
        <draw:path draw:style-name="gr14" draw:text-style-name="P1" draw:layer="layout" svg:width="0.113cm" svg:height="0.053cm" svg:x="13.818cm" svg:y="6.423cm" svg:viewBox="0 0 114 54" svg:d="M114 0c-22 4-54 43-57 54-4-11-36-50-57-54">
          <text:p/>
        </draw:path>
        <draw:path draw:style-name="gr14" draw:text-style-name="P1" draw:layer="layout" svg:width="0.113cm" svg:height="0.053cm" svg:x="14.085cm" svg:y="6.423cm" svg:viewBox="0 0 114 54" svg:d="M114 0c-22 4-54 43-58 54-3-11-35-50-56-54">
          <text:p/>
        </draw:path>
        <draw:path draw:style-name="gr14" draw:text-style-name="P1" draw:layer="layout" svg:width="0.112cm" svg:height="0.053cm" svg:x="14.352cm" svg:y="6.423cm" svg:viewBox="0 0 113 54" svg:d="M113 0c-21 4-53 43-56 54-4-11-36-50-57-54">
          <text:p/>
        </draw:path>
        <draw:path draw:style-name="gr15" draw:text-style-name="P1" draw:layer="layout" svg:width="0.113cm" svg:height="0.053cm" svg:x="14.618cm" svg:y="6.423cm" svg:viewBox="0 0 114 54" svg:d="M114 0c-22 4-54 43-57 54-4-11-35-50-57-54">
          <text:p/>
        </draw:path>
        <draw:path draw:style-name="gr14" draw:text-style-name="P1" draw:layer="layout" svg:width="0.113cm" svg:height="0.053cm" svg:x="15.018cm" svg:y="6.423cm" svg:viewBox="0 0 114 54" svg:d="M114 0c-21 4-53 43-56 54-4-11-36-50-58-54">
          <text:p/>
        </draw:path>
        <draw:path draw:style-name="gr14" draw:text-style-name="P1" draw:layer="layout" svg:width="0.113cm" svg:height="0.053cm" svg:x="15.285cm" svg:y="6.423cm" svg:viewBox="0 0 114 54" svg:d="M114 0c-23 4-54 43-58 54-3-11-35-50-56-54">
          <text:p/>
        </draw:path>
        <draw:path draw:style-name="gr14" draw:text-style-name="P1" draw:layer="layout" svg:width="0.112cm" svg:height="0.053cm" svg:x="15.552cm" svg:y="6.423cm" svg:viewBox="0 0 113 54" svg:d="M113 0c-21 4-52 43-56 54-5-11-36-50-57-54">
          <text:p/>
        </draw:path>
        <draw:path draw:style-name="gr16" draw:text-style-name="P1" draw:layer="layout" svg:width="0.113cm" svg:height="0.053cm" svg:x="15.818cm" svg:y="6.423cm" svg:viewBox="0 0 114 54" svg:d="M114 0c-21 4-53 43-56 54-4-11-35-50-58-54">
          <text:p/>
        </draw:path>
        <draw:path draw:style-name="gr14" draw:text-style-name="P1" draw:layer="layout" svg:width="0.113cm" svg:height="0.053cm" svg:x="16.218cm" svg:y="6.423cm" svg:viewBox="0 0 114 54" svg:d="M114 0c-21 4-54 43-57 54-4-11-35-50-57-54">
          <text:p/>
        </draw:path>
        <draw:path draw:style-name="gr14" draw:text-style-name="P1" draw:layer="layout" svg:width="0.113cm" svg:height="0.053cm" svg:x="16.485cm" svg:y="6.423cm" svg:viewBox="0 0 114 54" svg:d="M114 0c-22 4-53 43-57 54-3-11-35-50-57-54">
          <text:p/>
        </draw:path>
        <draw:path draw:style-name="gr14" draw:text-style-name="P1" draw:layer="layout" svg:width="0.112cm" svg:height="0.053cm" svg:x="16.752cm" svg:y="6.423cm" svg:viewBox="0 0 113 54" svg:d="M113 0c-21 4-53 43-57 54-4-11-35-50-56-54">
          <text:p/>
        </draw:path>
        <draw:path draw:style-name="gr16" draw:text-style-name="P1" draw:layer="layout" svg:width="0.113cm" svg:height="0.053cm" svg:x="17.018cm" svg:y="6.423cm" svg:viewBox="0 0 114 54" svg:d="M114 0c-21 4-53 43-56 54-4-11-36-50-58-54">
          <text:p/>
        </draw:path>
        <draw:path draw:style-name="gr14" draw:text-style-name="P1" draw:layer="layout" svg:width="0.113cm" svg:height="0.053cm" svg:x="17.418cm" svg:y="6.423cm" svg:viewBox="0 0 114 54" svg:d="M114 0c-22 4-54 43-57 54-4-11-35-50-57-54">
          <text:p/>
        </draw:path>
        <draw:path draw:style-name="gr14" draw:text-style-name="P1" draw:layer="layout" svg:width="0.113cm" svg:height="0.053cm" svg:x="17.685cm" svg:y="6.423cm" svg:viewBox="0 0 114 54" svg:d="M114 0c-21 4-53 43-57 54-3-11-36-50-57-54">
          <text:p/>
        </draw:path>
        <draw:path draw:style-name="gr14" draw:text-style-name="P1" draw:layer="layout" svg:width="0.112cm" svg:height="0.053cm" svg:x="17.952cm" svg:y="6.423cm" svg:viewBox="0 0 113 54" svg:d="M113 0c-21 4-52 43-56 54-3-11-35-50-57-54">
          <text:p/>
        </draw:path>
        <draw:path draw:style-name="gr15" draw:text-style-name="P1" draw:layer="layout" svg:width="0.113cm" svg:height="0.053cm" svg:x="18.218cm" svg:y="6.423cm" svg:viewBox="0 0 114 54" svg:d="M114 0c-21 4-54 43-57 54-4-11-35-50-57-54">
          <text:p/>
        </draw:path>
        <draw:path draw:style-name="gr14" draw:text-style-name="P1" draw:layer="layout" svg:width="0.113cm" svg:height="0.053cm" svg:x="18.618cm" svg:y="6.423cm" svg:viewBox="0 0 114 54" svg:d="M114 0c-21 4-53 43-56 54-4-11-35-50-58-54">
          <text:p/>
        </draw:path>
        <draw:path draw:style-name="gr14" draw:text-style-name="P1" draw:layer="layout" svg:width="0.113cm" svg:height="0.053cm" svg:x="18.885cm" svg:y="6.423cm" svg:viewBox="0 0 114 54" svg:d="M114 0c-21 4-54 43-58 54-3-11-35-50-56-54">
          <text:p/>
        </draw:path>
        <draw:path draw:style-name="gr14" draw:text-style-name="P1" draw:layer="layout" svg:width="0.112cm" svg:height="0.053cm" svg:x="19.152cm" svg:y="6.423cm" svg:viewBox="0 0 113 54" svg:d="M113 0c-21 4-52 43-56 54-3-11-36-50-57-54">
          <text:p/>
        </draw:path>
        <draw:path draw:style-name="gr15" draw:text-style-name="P1" draw:layer="layout" svg:width="0.113cm" svg:height="0.053cm" svg:x="19.418cm" svg:y="6.423cm" svg:viewBox="0 0 114 54" svg:d="M114 0c-22 4-54 43-57 54-4-11-35-50-57-54">
          <text:p/>
        </draw:path>
        <draw:path draw:style-name="gr14" draw:text-style-name="P1" draw:layer="layout" svg:width="0.113cm" svg:height="0.053cm" svg:x="15.018cm" svg:y="6.421cm" svg:viewBox="0 0 114 54" svg:d="M114 0c-22 4-54 43-57 54-4-11-35-50-57-54">
          <text:p/>
        </draw:path>
        <draw:path draw:style-name="gr14" draw:text-style-name="P1" draw:layer="layout" svg:width="0.113cm" svg:height="0.053cm" svg:x="15.285cm" svg:y="6.421cm" svg:viewBox="0 0 114 54" svg:d="M114 0c-21 4-53 43-57 54-3-11-36-50-57-54">
          <text:p/>
        </draw:path>
        <draw:path draw:style-name="gr14" draw:text-style-name="P1" draw:layer="layout" svg:width="0.112cm" svg:height="0.053cm" svg:x="15.552cm" svg:y="6.421cm" svg:viewBox="0 0 113 54" svg:d="M113 0c-21 4-52 43-56 54-3-11-35-50-57-54">
          <text:p/>
        </draw:path>
        <draw:path draw:style-name="gr15" draw:text-style-name="P1" draw:layer="layout" svg:width="0.113cm" svg:height="0.053cm" svg:x="15.818cm" svg:y="6.421cm" svg:viewBox="0 0 114 54" svg:d="M114 0c-21 4-54 43-57 54-4-11-35-50-57-54">
          <text:p/>
        </draw:path>
        <draw:path draw:style-name="gr14" draw:text-style-name="P1" draw:layer="layout" svg:width="0.113cm" svg:height="0.053cm" svg:x="16.218cm" svg:y="6.421cm" svg:viewBox="0 0 114 54" svg:d="M114 0c-21 4-53 43-56 54-4-11-35-50-58-54">
          <text:p/>
        </draw:path>
        <draw:path draw:style-name="gr14" draw:text-style-name="P1" draw:layer="layout" svg:width="0.113cm" svg:height="0.053cm" svg:x="16.485cm" svg:y="6.421cm" svg:viewBox="0 0 114 54" svg:d="M114 0c-21 4-54 43-58 54-3-11-35-50-56-54">
          <text:p/>
        </draw:path>
        <draw:path draw:style-name="gr14" draw:text-style-name="P1" draw:layer="layout" svg:width="0.112cm" svg:height="0.053cm" svg:x="16.752cm" svg:y="6.421cm" svg:viewBox="0 0 113 54" svg:d="M113 0c-21 4-52 43-56 54-3-11-36-50-57-54">
          <text:p/>
        </draw:path>
        <draw:path draw:style-name="gr15" draw:text-style-name="P1" draw:layer="layout" svg:width="0.113cm" svg:height="0.053cm" svg:x="17.018cm" svg:y="6.421cm" svg:viewBox="0 0 114 54" svg:d="M114 0c-22 4-54 43-57 54-4-11-35-50-57-54">
          <text:p/>
        </draw:path>
        <draw:custom-shape draw:style-name="gr17" draw:text-style-name="P8" draw:layer="layout" svg:width="1cm" svg:height="1cm" svg:x="18.6cm" svg:y="6.478cm">
          <text:p text:style-name="P5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17.4cm" svg:y="6.478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16.2cm" svg:y="6.476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15cm" svg:y="6.476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13.8cm" svg:y="6.478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12.6cm" svg:y="6.478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11.4cm" svg:y="6.476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10.2cm" svg:y="6.476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9cm" svg:y="6.478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7.8cm" svg:y="6.478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6.6cm" svg:y="6.476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5.4cm" svg:y="6.476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4.2cm" svg:y="6.478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3cm" svg:y="6.478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1.8cm" svg:y="6.476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1cm" svg:x="0.6cm" svg:y="6.476cm">
          <text:p text:style-name="P9">S</text:p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3.249cm" svg:height="0.39cm" svg:x="8.2cm" svg:y="3.9cm">
          <draw:text-box>
            <text:p>(5 round distinguisher)</text:p>
          </draw:text-box>
        </draw:frame>
        <draw:frame draw:style-name="gr20" draw:text-style-name="P11" draw:layer="layout" svg:width="0.002cm" svg:height="0.937cm" svg:x="5.437cm" svg:y="3.9cm">
          <draw:text-box>
            <text:p/>
          </draw:text-box>
        </draw:frame>
        <draw:g>
          <svg:title>TexMaths</svg:title>
          <svg:desc>14§display§(N_0^{25})§svg§600§FALSE§</svg:desc>
          <draw:g>
            <draw:path draw:style-name="gr21" draw:text-style-name="P12" draw:layer="layout" svg:width="0.914cm" svg:height="0.466cm" svg:x="18.665cm" svg:y="2.76cm" svg:viewBox="0 0 915 467" svg:d="M0 0c305 0 610 0 915 0 0 156 0 311 0 467-305 0-610 0-915 0 0-156 0-311 0-467z">
              <text:p/>
            </draw:path>
            <draw:path draw:style-name="gr22" draw:text-style-name="P13" draw:layer="layout" svg:width="0.089cm" svg:height="0.449cm" svg:x="18.684cm" svg:y="2.795cm" svg:viewBox="0 0 90 450" svg:d="M90 446c0-1 0-2-6-10-50-57-62-141-62-211 0-79 15-157 64-213 4-6 4-6 4-8 0-3-1-4-3-4-5 0-39 31-62 87-20 50-25 99-25 138 0 35 5 90 26 140 23 55 56 85 61 85 2 0 3-1 3-4z">
              <text:p/>
            </draw:path>
            <draw:path draw:style-name="gr22" draw:text-style-name="P13" draw:layer="layout" svg:width="0.329cm" svg:height="0.307cm" svg:x="18.813cm" svg:y="2.824cm" svg:viewBox="0 0 330 308" svg:d="M281 48c5-19 11-32 43-34 1 0 6 0 6-8-1-2 0-6-5-6-12 0-27 1-39 1-14 0-28-1-40-1-3 0-7 0-7 9 0 5 3 5 7 5 22 0 26 11 26 19 0 3-1 9-1 10-14 68-29 135-44 201-28-78-57-157-87-235-3-8-3-9-12-9-17 0-35 0-52 0-8 0-12 0-12 9 0 5 4 5 11 5 2 0 26 0 26 4-17 81-35 162-52 242-4 18-10 33-43 35-1 0-6 0-6 8 0 3 2 5 6 5 12 0 25-2 39-2 13 0 28 2 40 2 2 0 7 0 7-10 0-3-4-3-8-3-23-2-26-12-26-21 0-2 1-5 3-11 16-79 33-158 51-237 0 3 0 3 3 7 33 89 65 178 98 266 2 9 3 9 7 9s4-2 7-10c18-83 36-167 54-250z">
              <text:p/>
            </draw:path>
            <draw:path draw:style-name="gr22" draw:text-style-name="P13" draw:layer="layout" svg:width="0.12cm" svg:height="0.209cm" svg:x="19.172cm" svg:y="2.737cm" svg:viewBox="0 0 121 210" svg:d="M121 152c-2 0-5 0-9 0 0 7-3 26-7 29-2 1-24 1-27 1-17 0-33 0-50 0 29-29 38-38 54-52 21-19 39-39 39-68 0-39-28-62-63-62s-58 27-58 56c0 16 12 19 16 19 6 0 14-7 14-17 0-6-2-17-16-17 8-23 26-29 39-29 28 0 42 24 42 50s-17 49-26 60c-22 25-43 50-66 75-3 2-3 4-3 13 38 0 76 0 114 0 2-19 5-39 7-58z">
              <text:p/>
            </draw:path>
            <draw:path draw:style-name="gr22" draw:text-style-name="P13" draw:layer="layout" svg:width="0.12cm" svg:height="0.215cm" svg:x="19.328cm" svg:y="2.737cm" svg:viewBox="0 0 121 216" svg:d="M26 33c14 4 22 4 27 4 35 0 57-28 57-33 0-3-2-4-3-4s-1 0-2 1c-7 3-21 9-41 9-8 0-23-1-41-9-3-1-3-1-4-1-3 0-3 4-3 9 0 31 0 62 0 92 0 6 0 10 4 10 2 0 3 0 6-4 12-19 29-20 38-20 17 0 24 14 25 17 4 10 7 22 7 42 0 9 0 26-9 40-6 12-18 19-31 19-18 0-37-11-44-32 10 2 16-7 16-15 0-14-10-16-14-16 0 0-14 0-14 17 0 29 23 57 56 57 36 0 65-31 65-70 0-35-23-69-57-69-11 0-26 4-38 16 0-20 0-40 0-60z">
              <text:p/>
            </draw:path>
            <draw:path draw:style-name="gr22" draw:text-style-name="P13" draw:layer="layout" svg:width="0.127cm" svg:height="0.215cm" svg:x="19.126cm" svg:y="3.034cm" svg:viewBox="0 0 128 216" svg:d="M128 110c0-35-4-60-16-83-9-14-26-27-47-27-65 0-65 87-65 110s1 106 65 106 63-83 63-106zM65 207c-14 0-31-8-36-35-3-17-3-43-3-67 0-23 0-47 4-64 6-25 23-32 35-32 14 0 28 10 33 28s5 40 5 68c0 24 0 47-4 66-6 30-24 36-34 36z">
              <text:p/>
            </draw:path>
            <draw:path draw:style-name="gr22" draw:text-style-name="P13" draw:layer="layout" svg:width="0.089cm" svg:height="0.449cm" svg:x="19.51cm" svg:y="2.795cm" svg:viewBox="0 0 90 450" svg:d="M90 225c0-34-4-90-25-140-24-56-57-85-62-85-2 0-3 1-3 4 0 2 0 2 6 10 39 45 62 117 62 211 0 77-15 155-63 213-5 6-5 7-5 8 0 3 1 4 3 4 5 0 39-31 63-87 20-51 24-101 24-138z">
              <text:p/>
            </draw:path>
          </draw:g>
        </draw:g>
        <draw:line draw:style-name="gr23" draw:text-style-name="P1" draw:layer="layout" svg:x1="0.675cm" svg:y1="7.482cm" svg:x2="0.675cm" svg:y2="7.982cm">
          <text:p/>
        </draw:line>
        <draw:line draw:style-name="gr23" draw:text-style-name="P1" draw:layer="layout" svg:x1="0.942cm" svg:y1="7.482cm" svg:x2="0.942cm" svg:y2="7.982cm">
          <text:p/>
        </draw:line>
        <draw:line draw:style-name="gr23" draw:text-style-name="P1" draw:layer="layout" svg:x1="1.209cm" svg:y1="7.482cm" svg:x2="1.209cm" svg:y2="7.982cm">
          <text:p/>
        </draw:line>
        <draw:line draw:style-name="gr23" draw:text-style-name="P1" draw:layer="layout" svg:x1="1.475cm" svg:y1="7.482cm" svg:x2="1.475cm" svg:y2="7.982cm">
          <text:p/>
        </draw:line>
        <draw:line draw:style-name="gr23" draw:text-style-name="P1" draw:layer="layout" svg:x1="1.875cm" svg:y1="7.482cm" svg:x2="1.875cm" svg:y2="7.982cm">
          <text:p/>
        </draw:line>
        <draw:line draw:style-name="gr23" draw:text-style-name="P1" draw:layer="layout" svg:x1="2.142cm" svg:y1="7.482cm" svg:x2="2.142cm" svg:y2="7.982cm">
          <text:p/>
        </draw:line>
        <draw:line draw:style-name="gr23" draw:text-style-name="P1" draw:layer="layout" svg:x1="2.409cm" svg:y1="7.482cm" svg:x2="2.409cm" svg:y2="7.982cm">
          <text:p/>
        </draw:line>
        <draw:line draw:style-name="gr23" draw:text-style-name="P1" draw:layer="layout" svg:x1="2.676cm" svg:y1="7.482cm" svg:x2="2.676cm" svg:y2="7.982cm">
          <text:p/>
        </draw:line>
        <draw:line draw:style-name="gr23" draw:text-style-name="P1" draw:layer="layout" svg:x1="3.076cm" svg:y1="7.482cm" svg:x2="3.076cm" svg:y2="7.982cm">
          <text:p/>
        </draw:line>
        <draw:line draw:style-name="gr23" draw:text-style-name="P1" draw:layer="layout" svg:x1="3.342cm" svg:y1="7.482cm" svg:x2="3.342cm" svg:y2="7.982cm">
          <text:p/>
        </draw:line>
        <draw:line draw:style-name="gr23" draw:text-style-name="P1" draw:layer="layout" svg:x1="3.609cm" svg:y1="7.482cm" svg:x2="3.609cm" svg:y2="7.982cm">
          <text:p/>
        </draw:line>
        <draw:line draw:style-name="gr23" draw:text-style-name="P1" draw:layer="layout" svg:x1="3.876cm" svg:y1="7.482cm" svg:x2="3.876cm" svg:y2="7.982cm">
          <text:p/>
        </draw:line>
        <draw:line draw:style-name="gr23" draw:text-style-name="P1" draw:layer="layout" svg:x1="4.276cm" svg:y1="7.482cm" svg:x2="4.276cm" svg:y2="7.982cm">
          <text:p/>
        </draw:line>
        <draw:line draw:style-name="gr23" draw:text-style-name="P1" draw:layer="layout" svg:x1="4.542cm" svg:y1="7.482cm" svg:x2="4.542cm" svg:y2="7.982cm">
          <text:p/>
        </draw:line>
        <draw:line draw:style-name="gr23" draw:text-style-name="P1" draw:layer="layout" svg:x1="4.809cm" svg:y1="7.482cm" svg:x2="4.809cm" svg:y2="7.982cm">
          <text:p/>
        </draw:line>
        <draw:line draw:style-name="gr23" draw:text-style-name="P1" draw:layer="layout" svg:x1="5.076cm" svg:y1="7.482cm" svg:x2="5.076cm" svg:y2="7.982cm">
          <text:p/>
        </draw:line>
        <draw:line draw:style-name="gr23" draw:text-style-name="P1" draw:layer="layout" svg:x1="5.476cm" svg:y1="7.482cm" svg:x2="5.476cm" svg:y2="7.982cm">
          <text:p/>
        </draw:line>
        <draw:line draw:style-name="gr23" draw:text-style-name="P1" draw:layer="layout" svg:x1="5.742cm" svg:y1="7.482cm" svg:x2="5.742cm" svg:y2="7.982cm">
          <text:p/>
        </draw:line>
        <draw:line draw:style-name="gr23" draw:text-style-name="P1" draw:layer="layout" svg:x1="6.009cm" svg:y1="7.482cm" svg:x2="6.009cm" svg:y2="7.982cm">
          <text:p/>
        </draw:line>
        <draw:line draw:style-name="gr23" draw:text-style-name="P1" draw:layer="layout" svg:x1="6.276cm" svg:y1="7.482cm" svg:x2="6.276cm" svg:y2="7.982cm">
          <text:p/>
        </draw:line>
        <draw:line draw:style-name="gr23" draw:text-style-name="P1" draw:layer="layout" svg:x1="6.676cm" svg:y1="7.482cm" svg:x2="6.676cm" svg:y2="7.982cm">
          <text:p/>
        </draw:line>
        <draw:line draw:style-name="gr23" draw:text-style-name="P1" draw:layer="layout" svg:x1="6.942cm" svg:y1="7.482cm" svg:x2="6.942cm" svg:y2="7.982cm">
          <text:p/>
        </draw:line>
        <draw:line draw:style-name="gr23" draw:text-style-name="P1" draw:layer="layout" svg:x1="7.209cm" svg:y1="7.482cm" svg:x2="7.209cm" svg:y2="7.982cm">
          <text:p/>
        </draw:line>
        <draw:line draw:style-name="gr23" draw:text-style-name="P1" draw:layer="layout" svg:x1="7.476cm" svg:y1="7.482cm" svg:x2="7.476cm" svg:y2="7.982cm">
          <text:p/>
        </draw:line>
        <draw:line draw:style-name="gr23" draw:text-style-name="P1" draw:layer="layout" svg:x1="7.876cm" svg:y1="7.482cm" svg:x2="7.876cm" svg:y2="7.982cm">
          <text:p/>
        </draw:line>
        <draw:line draw:style-name="gr23" draw:text-style-name="P1" draw:layer="layout" svg:x1="8.142cm" svg:y1="7.482cm" svg:x2="8.142cm" svg:y2="7.982cm">
          <text:p/>
        </draw:line>
        <draw:line draw:style-name="gr23" draw:text-style-name="P1" draw:layer="layout" svg:x1="8.409cm" svg:y1="7.482cm" svg:x2="8.409cm" svg:y2="7.982cm">
          <text:p/>
        </draw:line>
        <draw:line draw:style-name="gr23" draw:text-style-name="P1" draw:layer="layout" svg:x1="8.676cm" svg:y1="7.482cm" svg:x2="8.676cm" svg:y2="7.982cm">
          <text:p/>
        </draw:line>
        <draw:line draw:style-name="gr23" draw:text-style-name="P1" draw:layer="layout" svg:x1="9.076cm" svg:y1="7.482cm" svg:x2="9.076cm" svg:y2="7.982cm">
          <text:p/>
        </draw:line>
        <draw:line draw:style-name="gr23" draw:text-style-name="P1" draw:layer="layout" svg:x1="9.342cm" svg:y1="7.482cm" svg:x2="9.342cm" svg:y2="7.982cm">
          <text:p/>
        </draw:line>
        <draw:line draw:style-name="gr23" draw:text-style-name="P1" draw:layer="layout" svg:x1="9.609cm" svg:y1="7.482cm" svg:x2="9.609cm" svg:y2="7.982cm">
          <text:p/>
        </draw:line>
        <draw:line draw:style-name="gr23" draw:text-style-name="P1" draw:layer="layout" svg:x1="9.876cm" svg:y1="7.482cm" svg:x2="9.876cm" svg:y2="7.982cm">
          <text:p/>
        </draw:line>
        <draw:line draw:style-name="gr23" draw:text-style-name="P1" draw:layer="layout" svg:x1="10.276cm" svg:y1="7.482cm" svg:x2="10.276cm" svg:y2="7.982cm">
          <text:p/>
        </draw:line>
        <draw:line draw:style-name="gr23" draw:text-style-name="P1" draw:layer="layout" svg:x1="10.542cm" svg:y1="7.482cm" svg:x2="10.542cm" svg:y2="7.982cm">
          <text:p/>
        </draw:line>
        <draw:line draw:style-name="gr23" draw:text-style-name="P1" draw:layer="layout" svg:x1="10.809cm" svg:y1="7.482cm" svg:x2="10.809cm" svg:y2="7.982cm">
          <text:p/>
        </draw:line>
        <draw:line draw:style-name="gr23" draw:text-style-name="P1" draw:layer="layout" svg:x1="11.076cm" svg:y1="7.482cm" svg:x2="11.076cm" svg:y2="7.982cm">
          <text:p/>
        </draw:line>
        <draw:line draw:style-name="gr23" draw:text-style-name="P1" draw:layer="layout" svg:x1="11.476cm" svg:y1="7.482cm" svg:x2="11.476cm" svg:y2="7.982cm">
          <text:p/>
        </draw:line>
        <draw:line draw:style-name="gr23" draw:text-style-name="P1" draw:layer="layout" svg:x1="11.742cm" svg:y1="7.482cm" svg:x2="11.742cm" svg:y2="7.982cm">
          <text:p/>
        </draw:line>
        <draw:line draw:style-name="gr23" draw:text-style-name="P1" draw:layer="layout" svg:x1="12.009cm" svg:y1="7.482cm" svg:x2="12.009cm" svg:y2="7.982cm">
          <text:p/>
        </draw:line>
        <draw:line draw:style-name="gr23" draw:text-style-name="P1" draw:layer="layout" svg:x1="12.276cm" svg:y1="7.482cm" svg:x2="12.276cm" svg:y2="7.982cm">
          <text:p/>
        </draw:line>
        <draw:line draw:style-name="gr23" draw:text-style-name="P1" draw:layer="layout" svg:x1="12.676cm" svg:y1="7.482cm" svg:x2="12.676cm" svg:y2="7.982cm">
          <text:p/>
        </draw:line>
        <draw:line draw:style-name="gr23" draw:text-style-name="P1" draw:layer="layout" svg:x1="12.942cm" svg:y1="7.482cm" svg:x2="12.942cm" svg:y2="7.982cm">
          <text:p/>
        </draw:line>
        <draw:line draw:style-name="gr23" draw:text-style-name="P1" draw:layer="layout" svg:x1="13.209cm" svg:y1="7.482cm" svg:x2="13.209cm" svg:y2="7.982cm">
          <text:p/>
        </draw:line>
        <draw:line draw:style-name="gr23" draw:text-style-name="P1" draw:layer="layout" svg:x1="13.476cm" svg:y1="7.482cm" svg:x2="13.476cm" svg:y2="7.982cm">
          <text:p/>
        </draw:line>
        <draw:line draw:style-name="gr23" draw:text-style-name="P1" draw:layer="layout" svg:x1="13.876cm" svg:y1="7.482cm" svg:x2="13.876cm" svg:y2="7.982cm">
          <text:p/>
        </draw:line>
        <draw:line draw:style-name="gr23" draw:text-style-name="P1" draw:layer="layout" svg:x1="14.142cm" svg:y1="7.482cm" svg:x2="14.142cm" svg:y2="7.982cm">
          <text:p/>
        </draw:line>
        <draw:line draw:style-name="gr23" draw:text-style-name="P1" draw:layer="layout" svg:x1="14.409cm" svg:y1="7.482cm" svg:x2="14.409cm" svg:y2="7.982cm">
          <text:p/>
        </draw:line>
        <draw:line draw:style-name="gr23" draw:text-style-name="P1" draw:layer="layout" svg:x1="14.676cm" svg:y1="7.482cm" svg:x2="14.676cm" svg:y2="7.982cm">
          <text:p/>
        </draw:line>
        <draw:line draw:style-name="gr23" draw:text-style-name="P1" draw:layer="layout" svg:x1="15.076cm" svg:y1="7.482cm" svg:x2="15.076cm" svg:y2="7.982cm">
          <text:p/>
        </draw:line>
        <draw:line draw:style-name="gr23" draw:text-style-name="P1" draw:layer="layout" svg:x1="15.342cm" svg:y1="7.482cm" svg:x2="15.342cm" svg:y2="7.982cm">
          <text:p/>
        </draw:line>
        <draw:line draw:style-name="gr23" draw:text-style-name="P1" draw:layer="layout" svg:x1="15.609cm" svg:y1="7.482cm" svg:x2="15.609cm" svg:y2="7.982cm">
          <text:p/>
        </draw:line>
        <draw:line draw:style-name="gr23" draw:text-style-name="P1" draw:layer="layout" svg:x1="15.876cm" svg:y1="7.482cm" svg:x2="15.876cm" svg:y2="7.982cm">
          <text:p/>
        </draw:line>
        <draw:line draw:style-name="gr23" draw:text-style-name="P1" draw:layer="layout" svg:x1="16.276cm" svg:y1="7.482cm" svg:x2="16.276cm" svg:y2="7.982cm">
          <text:p/>
        </draw:line>
        <draw:line draw:style-name="gr23" draw:text-style-name="P1" draw:layer="layout" svg:x1="16.542cm" svg:y1="7.482cm" svg:x2="16.542cm" svg:y2="7.982cm">
          <text:p/>
        </draw:line>
        <draw:line draw:style-name="gr23" draw:text-style-name="P1" draw:layer="layout" svg:x1="16.809cm" svg:y1="7.482cm" svg:x2="16.809cm" svg:y2="7.982cm">
          <text:p/>
        </draw:line>
        <draw:line draw:style-name="gr23" draw:text-style-name="P1" draw:layer="layout" svg:x1="17.076cm" svg:y1="7.482cm" svg:x2="17.076cm" svg:y2="7.982cm">
          <text:p/>
        </draw:line>
        <draw:line draw:style-name="gr23" draw:text-style-name="P1" draw:layer="layout" svg:x1="17.476cm" svg:y1="7.482cm" svg:x2="17.476cm" svg:y2="7.982cm">
          <text:p/>
        </draw:line>
        <draw:line draw:style-name="gr23" draw:text-style-name="P1" draw:layer="layout" svg:x1="17.742cm" svg:y1="7.482cm" svg:x2="17.742cm" svg:y2="7.982cm">
          <text:p/>
        </draw:line>
        <draw:line draw:style-name="gr23" draw:text-style-name="P1" draw:layer="layout" svg:x1="18.009cm" svg:y1="7.482cm" svg:x2="18.009cm" svg:y2="7.982cm">
          <text:p/>
        </draw:line>
        <draw:line draw:style-name="gr23" draw:text-style-name="P1" draw:layer="layout" svg:x1="18.276cm" svg:y1="7.482cm" svg:x2="18.276cm" svg:y2="7.982cm">
          <text:p/>
        </draw:line>
        <draw:line draw:style-name="gr24" draw:text-style-name="P1" draw:layer="layout" svg:x1="18.676cm" svg:y1="7.482cm" svg:x2="18.676cm" svg:y2="7.982cm">
          <text:p/>
        </draw:line>
        <draw:line draw:style-name="gr24" draw:text-style-name="P1" draw:layer="layout" svg:x1="18.942cm" svg:y1="7.482cm" svg:x2="18.942cm" svg:y2="7.982cm">
          <text:p/>
        </draw:line>
        <draw:line draw:style-name="gr24" draw:text-style-name="P1" draw:layer="layout" svg:x1="19.209cm" svg:y1="7.482cm" svg:x2="19.209cm" svg:y2="7.982cm">
          <text:p/>
        </draw:line>
        <draw:line draw:style-name="gr24" draw:text-style-name="P1" draw:layer="layout" svg:x1="19.476cm" svg:y1="7.482cm" svg:x2="19.476cm" svg:y2="7.982cm">
          <text:p/>
        </draw:line>
        <draw:line draw:style-name="gr23" draw:text-style-name="P1" draw:layer="layout" svg:x1="0.675cm" svg:y1="7.982cm" svg:x2="15.077cm" svg:y2="10.483cm">
          <text:p/>
        </draw:line>
        <draw:line draw:style-name="gr23" draw:text-style-name="P1" draw:layer="layout" svg:x1="0.942cm" svg:y1="7.982cm" svg:x2="0.942cm" svg:y2="10.482cm">
          <text:p/>
        </draw:line>
        <draw:line draw:style-name="gr23" draw:text-style-name="P1" draw:layer="layout" svg:x1="1.209cm" svg:y1="7.982cm" svg:x2="6.01cm" svg:y2="10.483cm">
          <text:p/>
        </draw:line>
        <draw:line draw:style-name="gr23" draw:text-style-name="P1" draw:layer="layout" svg:x1="1.475cm" svg:y1="7.982cm" svg:x2="11.077cm" svg:y2="10.483cm">
          <text:p/>
        </draw:line>
        <draw:line draw:style-name="gr23" draw:text-style-name="P1" draw:layer="layout" svg:x1="1.875cm" svg:y1="7.982cm" svg:x2="10.277cm" svg:y2="10.483cm">
          <text:p/>
        </draw:line>
        <draw:line draw:style-name="gr23" draw:text-style-name="P1" draw:layer="layout" svg:x1="2.142cm" svg:y1="7.982cm" svg:x2="15.343cm" svg:y2="10.483cm">
          <text:p/>
        </draw:line>
        <draw:line draw:style-name="gr23" draw:text-style-name="P1" draw:layer="layout" svg:x1="2.41cm" svg:y1="7.982cm" svg:x2="1.209cm" svg:y2="10.483cm">
          <text:p/>
        </draw:line>
        <draw:line draw:style-name="gr23" draw:text-style-name="P1" draw:layer="layout" svg:x1="2.676cm" svg:y1="7.982cm" svg:x2="6.277cm" svg:y2="10.483cm">
          <text:p/>
        </draw:line>
        <draw:line draw:style-name="gr23" draw:text-style-name="P1" draw:layer="layout" svg:x1="3.076cm" svg:y1="7.982cm" svg:x2="5.477cm" svg:y2="10.483cm">
          <text:p/>
        </draw:line>
        <draw:line draw:style-name="gr23" draw:text-style-name="P1" draw:layer="layout" svg:x1="3.342cm" svg:y1="7.982cm" svg:x2="10.543cm" svg:y2="10.483cm">
          <text:p/>
        </draw:line>
        <draw:line draw:style-name="gr23" draw:text-style-name="P1" draw:layer="layout" svg:x1="3.609cm" svg:y1="7.982cm" svg:x2="15.61cm" svg:y2="10.483cm">
          <text:p/>
        </draw:line>
        <draw:line draw:style-name="gr23" draw:text-style-name="P1" draw:layer="layout" svg:x1="3.877cm" svg:y1="7.982cm" svg:x2="1.475cm" svg:y2="10.483cm">
          <text:p/>
        </draw:line>
        <draw:line draw:style-name="gr23" draw:text-style-name="P1" draw:layer="layout" svg:x1="4.277cm" svg:y1="7.982cm" svg:x2="0.675cm" svg:y2="10.483cm">
          <text:p/>
        </draw:line>
        <draw:line draw:style-name="gr23" draw:text-style-name="P1" draw:layer="layout" svg:x1="4.542cm" svg:y1="7.982cm" svg:x2="5.743cm" svg:y2="10.483cm">
          <text:p/>
        </draw:line>
        <draw:line draw:style-name="gr23" draw:text-style-name="P1" draw:layer="layout" svg:x1="4.809cm" svg:y1="7.982cm" svg:x2="10.81cm" svg:y2="10.483cm">
          <text:p/>
        </draw:line>
        <draw:line draw:style-name="gr23" draw:text-style-name="P1" draw:layer="layout" svg:x1="5.076cm" svg:y1="7.982cm" svg:x2="15.877cm" svg:y2="10.483cm">
          <text:p/>
        </draw:line>
        <draw:line draw:style-name="gr23" draw:text-style-name="P1" draw:layer="layout" svg:x1="5.476cm" svg:y1="7.982cm" svg:x2="16.277cm" svg:y2="10.483cm">
          <text:p/>
        </draw:line>
        <draw:line draw:style-name="gr23" draw:text-style-name="P1" draw:layer="layout" svg:x1="5.743cm" svg:y1="7.982cm" svg:x2="2.142cm" svg:y2="10.483cm">
          <text:p/>
        </draw:line>
        <draw:line draw:style-name="gr23" draw:text-style-name="P1" draw:layer="layout" svg:x1="6.009cm" svg:y1="7.982cm" svg:x2="7.21cm" svg:y2="10.483cm">
          <text:p/>
        </draw:line>
        <draw:line draw:style-name="gr23" draw:text-style-name="P1" draw:layer="layout" svg:x1="6.276cm" svg:y1="7.982cm" svg:x2="12.277cm" svg:y2="10.483cm">
          <text:p/>
        </draw:line>
        <draw:line draw:style-name="gr23" draw:text-style-name="P1" draw:layer="layout" svg:x1="6.676cm" svg:y1="7.982cm" svg:x2="11.477cm" svg:y2="10.483cm">
          <text:p/>
        </draw:line>
        <draw:line draw:style-name="gr23" draw:text-style-name="P1" draw:layer="layout" svg:x1="6.942cm" svg:y1="7.982cm" svg:x2="16.543cm" svg:y2="10.483cm">
          <text:p/>
        </draw:line>
        <draw:line draw:style-name="gr23" draw:text-style-name="P1" draw:layer="layout" svg:x1="7.21cm" svg:y1="7.982cm" svg:x2="2.409cm" svg:y2="10.483cm">
          <text:p/>
        </draw:line>
        <draw:line draw:style-name="gr23" draw:text-style-name="P1" draw:layer="layout" svg:x1="7.476cm" svg:y1="7.982cm" svg:x2="7.476cm" svg:y2="10.482cm">
          <text:p/>
        </draw:line>
        <draw:line draw:style-name="gr23" draw:text-style-name="P1" draw:layer="layout" svg:x1="7.877cm" svg:y1="7.982cm" svg:x2="6.676cm" svg:y2="10.483cm">
          <text:p/>
        </draw:line>
        <draw:line draw:style-name="gr23" draw:text-style-name="P1" draw:layer="layout" svg:x1="8.142cm" svg:y1="7.982cm" svg:x2="11.743cm" svg:y2="10.483cm">
          <text:p/>
        </draw:line>
        <draw:line draw:style-name="gr23" draw:text-style-name="P1" draw:layer="layout" svg:x1="8.409cm" svg:y1="7.982cm" svg:x2="16.81cm" svg:y2="10.483cm">
          <text:p/>
        </draw:line>
        <draw:line draw:style-name="gr23" draw:text-style-name="P1" draw:layer="layout" svg:x1="8.677cm" svg:y1="7.982cm" svg:x2="2.676cm" svg:y2="10.483cm">
          <text:p/>
        </draw:line>
        <draw:line draw:style-name="gr23" draw:text-style-name="P1" draw:layer="layout" svg:x1="9.077cm" svg:y1="7.982cm" svg:x2="1.875cm" svg:y2="10.483cm">
          <text:p/>
        </draw:line>
        <draw:line draw:style-name="gr23" draw:text-style-name="P1" draw:layer="layout" svg:x1="9.343cm" svg:y1="7.982cm" svg:x2="6.942cm" svg:y2="10.483cm">
          <text:p/>
        </draw:line>
        <draw:line draw:style-name="gr23" draw:text-style-name="P1" draw:layer="layout" svg:x1="9.609cm" svg:y1="7.982cm" svg:x2="12.01cm" svg:y2="10.483cm">
          <text:p/>
        </draw:line>
        <draw:line draw:style-name="gr23" draw:text-style-name="P1" draw:layer="layout" svg:x1="9.876cm" svg:y1="7.982cm" svg:x2="17.077cm" svg:y2="10.483cm">
          <text:p/>
        </draw:line>
        <draw:line draw:style-name="gr23" draw:text-style-name="P1" draw:layer="layout" svg:x1="10.276cm" svg:y1="7.982cm" svg:x2="17.477cm" svg:y2="10.483cm">
          <text:p/>
        </draw:line>
        <draw:line draw:style-name="gr23" draw:text-style-name="P1" draw:layer="layout" svg:x1="10.543cm" svg:y1="7.982cm" svg:x2="3.342cm" svg:y2="10.483cm">
          <text:p/>
        </draw:line>
        <draw:line draw:style-name="gr23" draw:text-style-name="P1" draw:layer="layout" svg:x1="10.81cm" svg:y1="7.982cm" svg:x2="8.409cm" svg:y2="10.483cm">
          <text:p/>
        </draw:line>
        <draw:line draw:style-name="gr23" draw:text-style-name="P1" draw:layer="layout" svg:x1="11.076cm" svg:y1="7.982cm" svg:x2="13.477cm" svg:y2="10.483cm">
          <text:p/>
        </draw:line>
        <draw:line draw:style-name="gr23" draw:text-style-name="P1" draw:layer="layout" svg:x1="11.476cm" svg:y1="7.982cm" svg:x2="12.677cm" svg:y2="10.483cm">
          <text:p/>
        </draw:line>
        <draw:line draw:style-name="gr23" draw:text-style-name="P1" draw:layer="layout" svg:x1="11.742cm" svg:y1="7.982cm" svg:x2="17.743cm" svg:y2="10.483cm">
          <text:p/>
        </draw:line>
        <draw:line draw:style-name="gr23" draw:text-style-name="P1" draw:layer="layout" svg:x1="12.01cm" svg:y1="7.982cm" svg:x2="3.609cm" svg:y2="10.483cm">
          <text:p/>
        </draw:line>
        <draw:line draw:style-name="gr23" draw:text-style-name="P1" draw:layer="layout" svg:x1="12.277cm" svg:y1="7.982cm" svg:x2="8.676cm" svg:y2="10.483cm">
          <text:p/>
        </draw:line>
        <draw:line draw:style-name="gr23" draw:text-style-name="P1" draw:layer="layout" svg:x1="12.677cm" svg:y1="7.982cm" svg:x2="7.876cm" svg:y2="10.483cm">
          <text:p/>
        </draw:line>
        <draw:line draw:style-name="gr23" draw:text-style-name="P1" draw:layer="layout" svg:x1="12.942cm" svg:y1="7.982cm" svg:x2="12.942cm" svg:y2="10.482cm">
          <text:p/>
        </draw:line>
        <draw:line draw:style-name="gr23" draw:text-style-name="P1" draw:layer="layout" svg:x1="13.209cm" svg:y1="7.982cm" svg:x2="18.01cm" svg:y2="10.483cm">
          <text:p/>
        </draw:line>
        <draw:line draw:style-name="gr23" draw:text-style-name="P1" draw:layer="layout" svg:x1="13.477cm" svg:y1="7.982cm" svg:x2="3.876cm" svg:y2="10.483cm">
          <text:p/>
        </draw:line>
        <draw:line draw:style-name="gr23" draw:text-style-name="P1" draw:layer="layout" svg:x1="13.877cm" svg:y1="7.982cm" svg:x2="3.076cm" svg:y2="10.483cm">
          <text:p/>
        </draw:line>
        <draw:line draw:style-name="gr23" draw:text-style-name="P1" draw:layer="layout" svg:x1="14.143cm" svg:y1="7.982cm" svg:x2="8.142cm" svg:y2="10.483cm">
          <text:p/>
        </draw:line>
        <draw:line draw:style-name="gr23" draw:text-style-name="P1" draw:layer="layout" svg:x1="14.41cm" svg:y1="7.982cm" svg:x2="13.209cm" svg:y2="10.483cm">
          <text:p/>
        </draw:line>
        <draw:line draw:style-name="gr23" draw:text-style-name="P1" draw:layer="layout" svg:x1="14.676cm" svg:y1="7.982cm" svg:x2="18.277cm" svg:y2="10.483cm">
          <text:p/>
        </draw:line>
        <draw:line draw:style-name="gr23" draw:text-style-name="P1" draw:layer="layout" svg:x1="15.076cm" svg:y1="7.982cm" svg:x2="18.677cm" svg:y2="10.483cm">
          <text:p/>
        </draw:line>
        <draw:line draw:style-name="gr23" draw:text-style-name="P1" draw:layer="layout" svg:x1="15.343cm" svg:y1="7.982cm" svg:x2="4.542cm" svg:y2="10.483cm">
          <text:p/>
        </draw:line>
        <draw:line draw:style-name="gr23" draw:text-style-name="P1" draw:layer="layout" svg:x1="15.61cm" svg:y1="7.982cm" svg:x2="9.609cm" svg:y2="10.483cm">
          <text:p/>
        </draw:line>
        <draw:line draw:style-name="gr23" draw:text-style-name="P1" draw:layer="layout" svg:x1="15.877cm" svg:y1="7.982cm" svg:x2="14.676cm" svg:y2="10.483cm">
          <text:p/>
        </draw:line>
        <draw:line draw:style-name="gr23" draw:text-style-name="P1" draw:layer="layout" svg:x1="16.277cm" svg:y1="7.982cm" svg:x2="13.876cm" svg:y2="10.483cm">
          <text:p/>
        </draw:line>
        <draw:line draw:style-name="gr23" draw:text-style-name="P1" draw:layer="layout" svg:x1="16.542cm" svg:y1="7.982cm" svg:x2="18.943cm" svg:y2="10.483cm">
          <text:p/>
        </draw:line>
        <draw:line draw:style-name="gr23" draw:text-style-name="P1" draw:layer="layout" svg:x1="16.81cm" svg:y1="7.982cm" svg:x2="4.809cm" svg:y2="10.483cm">
          <text:p/>
        </draw:line>
        <draw:line draw:style-name="gr23" draw:text-style-name="P1" draw:layer="layout" svg:x1="17.077cm" svg:y1="7.982cm" svg:x2="9.876cm" svg:y2="10.483cm">
          <text:p/>
        </draw:line>
        <draw:line draw:style-name="gr23" draw:text-style-name="P1" draw:layer="layout" svg:x1="17.477cm" svg:y1="7.982cm" svg:x2="9.076cm" svg:y2="10.483cm">
          <text:p/>
        </draw:line>
        <draw:line draw:style-name="gr23" draw:text-style-name="P1" draw:layer="layout" svg:x1="17.743cm" svg:y1="7.982cm" svg:x2="14.142cm" svg:y2="10.483cm">
          <text:p/>
        </draw:line>
        <draw:line draw:style-name="gr23" draw:text-style-name="P1" draw:layer="layout" svg:x1="18.009cm" svg:y1="7.982cm" svg:x2="19.21cm" svg:y2="10.483cm">
          <text:p/>
        </draw:line>
        <draw:line draw:style-name="gr23" draw:text-style-name="P1" draw:layer="layout" svg:x1="18.277cm" svg:y1="7.982cm" svg:x2="5.076cm" svg:y2="10.483cm">
          <text:p/>
        </draw:line>
        <draw:line draw:style-name="gr24" draw:text-style-name="P1" draw:layer="layout" svg:x1="18.677cm" svg:y1="7.982cm" svg:x2="4.276cm" svg:y2="10.483cm">
          <text:p/>
        </draw:line>
        <draw:line draw:style-name="gr24" draw:text-style-name="P1" draw:layer="layout" svg:x1="18.943cm" svg:y1="7.982cm" svg:x2="9.342cm" svg:y2="10.483cm">
          <text:p/>
        </draw:line>
        <draw:line draw:style-name="gr24" draw:text-style-name="P1" draw:layer="layout" svg:x1="19.21cm" svg:y1="7.982cm" svg:x2="14.409cm" svg:y2="10.483cm">
          <text:p/>
        </draw:line>
        <draw:line draw:style-name="gr25" draw:text-style-name="P2" draw:layer="layout" svg:x1="19.476cm" svg:y1="7.982cm" svg:x2="19.476cm" svg:y2="10.482cm">
          <text:p/>
        </draw:line>
        <draw:line draw:style-name="gr23" draw:text-style-name="P1" draw:layer="layout" svg:x1="0.675cm" svg:y1="10.482cm" svg:x2="0.675cm" svg:y2="11.47cm">
          <text:p/>
        </draw:line>
        <draw:path draw:style-name="gr26" draw:text-style-name="P1" draw:layer="layout" svg:width="0.095cm" svg:height="0.045cm" svg:x="0.628cm" svg:y="11.434cm" svg:viewBox="0 0 96 46" svg:d="M96 0c-18 4-45 37-48 46-4-9-30-42-48-46">
          <text:p/>
        </draw:path>
        <draw:line draw:style-name="gr23" draw:text-style-name="P1" draw:layer="layout" svg:x1="0.942cm" svg:y1="10.482cm" svg:x2="0.942cm" svg:y2="11.47cm">
          <text:p/>
        </draw:line>
        <draw:path draw:style-name="gr26" draw:text-style-name="P1" draw:layer="layout" svg:width="0.096cm" svg:height="0.045cm" svg:x="0.894cm" svg:y="11.434cm" svg:viewBox="0 0 97 46" svg:d="M97 0c-18 4-46 37-49 46-3-9-30-42-48-46">
          <text:p/>
        </draw:path>
        <draw:line draw:style-name="gr23" draw:text-style-name="P1" draw:layer="layout" svg:x1="1.209cm" svg:y1="10.482cm" svg:x2="1.209cm" svg:y2="11.47cm">
          <text:p/>
        </draw:line>
        <draw:path draw:style-name="gr26" draw:text-style-name="P1" draw:layer="layout" svg:width="0.096cm" svg:height="0.045cm" svg:x="1.161cm" svg:y="11.434cm" svg:viewBox="0 0 97 46" svg:d="M97 0c-19 4-46 37-49 46-3-9-30-42-48-46">
          <text:p/>
        </draw:path>
        <draw:line draw:style-name="gr23" draw:text-style-name="P1" draw:layer="layout" svg:x1="1.475cm" svg:y1="10.482cm" svg:x2="1.475cm" svg:y2="11.47cm">
          <text:p/>
        </draw:line>
        <draw:path draw:style-name="gr26" draw:text-style-name="P1" draw:layer="layout" svg:width="0.095cm" svg:height="0.045cm" svg:x="1.428cm" svg:y="11.434cm" svg:viewBox="0 0 96 46" svg:d="M96 0c-18 4-45 37-48 46-3-9-29-42-48-46">
          <text:p/>
        </draw:path>
        <draw:line draw:style-name="gr23" draw:text-style-name="P1" draw:layer="layout" svg:x1="1.875cm" svg:y1="10.482cm" svg:x2="1.875cm" svg:y2="11.47cm">
          <text:p/>
        </draw:line>
        <draw:path draw:style-name="gr26" draw:text-style-name="P1" draw:layer="layout" svg:width="0.095cm" svg:height="0.045cm" svg:x="1.828cm" svg:y="11.434cm" svg:viewBox="0 0 96 46" svg:d="M96 0c-19 4-46 37-49 46-2-9-29-42-47-46">
          <text:p/>
        </draw:path>
        <draw:line draw:style-name="gr23" draw:text-style-name="P1" draw:layer="layout" svg:x1="2.142cm" svg:y1="10.482cm" svg:x2="2.142cm" svg:y2="11.47cm">
          <text:p/>
        </draw:line>
        <draw:path draw:style-name="gr26" draw:text-style-name="P1" draw:layer="layout" svg:width="0.096cm" svg:height="0.045cm" svg:x="2.094cm" svg:y="11.434cm" svg:viewBox="0 0 97 46" svg:d="M97 0c-18 4-45 37-48 46-3-9-30-42-49-46">
          <text:p/>
        </draw:path>
        <draw:line draw:style-name="gr23" draw:text-style-name="P1" draw:layer="layout" svg:x1="2.409cm" svg:y1="10.482cm" svg:x2="2.409cm" svg:y2="11.47cm">
          <text:p/>
        </draw:line>
        <draw:path draw:style-name="gr26" draw:text-style-name="P1" draw:layer="layout" svg:width="0.096cm" svg:height="0.045cm" svg:x="2.361cm" svg:y="11.434cm" svg:viewBox="0 0 97 46" svg:d="M97 0c-18 4-45 37-48 46-3-9-31-42-49-46">
          <text:p/>
        </draw:path>
        <draw:line draw:style-name="gr23" draw:text-style-name="P1" draw:layer="layout" svg:x1="2.676cm" svg:y1="10.482cm" svg:x2="2.676cm" svg:y2="11.47cm">
          <text:p/>
        </draw:line>
        <draw:path draw:style-name="gr26" draw:text-style-name="P1" draw:layer="layout" svg:width="0.095cm" svg:height="0.045cm" svg:x="2.628cm" svg:y="11.434cm" svg:viewBox="0 0 96 46" svg:d="M96 0c-18 4-45 37-47 46-3-9-31-42-49-46">
          <text:p/>
        </draw:path>
        <draw:line draw:style-name="gr23" draw:text-style-name="P1" draw:layer="layout" svg:x1="3.076cm" svg:y1="10.482cm" svg:x2="3.076cm" svg:y2="11.47cm">
          <text:p/>
        </draw:line>
        <draw:path draw:style-name="gr26" draw:text-style-name="P1" draw:layer="layout" svg:width="0.095cm" svg:height="0.045cm" svg:x="3.028cm" svg:y="11.434cm" svg:viewBox="0 0 96 46" svg:d="M96 0c-18 4-45 37-47 46-3-9-31-42-49-46">
          <text:p/>
        </draw:path>
        <draw:line draw:style-name="gr23" draw:text-style-name="P1" draw:layer="layout" svg:x1="3.342cm" svg:y1="10.482cm" svg:x2="3.342cm" svg:y2="11.47cm">
          <text:p/>
        </draw:line>
        <draw:path draw:style-name="gr26" draw:text-style-name="P1" draw:layer="layout" svg:width="0.096cm" svg:height="0.045cm" svg:x="3.294cm" svg:y="11.434cm" svg:viewBox="0 0 97 46" svg:d="M97 0c-18 4-45 37-48 46-3-9-31-42-49-46">
          <text:p/>
        </draw:path>
        <draw:line draw:style-name="gr23" draw:text-style-name="P1" draw:layer="layout" svg:x1="3.609cm" svg:y1="10.482cm" svg:x2="3.609cm" svg:y2="11.47cm">
          <text:p/>
        </draw:line>
        <draw:path draw:style-name="gr26" draw:text-style-name="P1" draw:layer="layout" svg:width="0.096cm" svg:height="0.045cm" svg:x="3.561cm" svg:y="11.434cm" svg:viewBox="0 0 97 46" svg:d="M97 0c-18 4-46 37-49 46-3-9-30-42-48-46">
          <text:p/>
        </draw:path>
        <draw:line draw:style-name="gr23" draw:text-style-name="P1" draw:layer="layout" svg:x1="3.876cm" svg:y1="10.482cm" svg:x2="3.876cm" svg:y2="11.47cm">
          <text:p/>
        </draw:line>
        <draw:path draw:style-name="gr26" draw:text-style-name="P1" draw:layer="layout" svg:width="0.095cm" svg:height="0.045cm" svg:x="3.828cm" svg:y="11.434cm" svg:viewBox="0 0 96 46" svg:d="M96 0c-18 4-45 37-48 46-3-9-30-42-48-46">
          <text:p/>
        </draw:path>
        <draw:line draw:style-name="gr24" draw:text-style-name="P1" draw:layer="layout" svg:x1="4.276cm" svg:y1="10.482cm" svg:x2="4.276cm" svg:y2="11.47cm">
          <text:p/>
        </draw:line>
        <draw:path draw:style-name="gr27" draw:text-style-name="P1" draw:layer="layout" svg:width="0.095cm" svg:height="0.045cm" svg:x="4.228cm" svg:y="11.434cm" svg:viewBox="0 0 96 46" svg:d="M96 0c-18 4-45 37-48 46-3-9-30-42-48-46">
          <text:p/>
        </draw:path>
        <draw:line draw:style-name="gr23" draw:text-style-name="P1" draw:layer="layout" svg:x1="4.542cm" svg:y1="10.482cm" svg:x2="4.542cm" svg:y2="11.47cm">
          <text:p/>
        </draw:line>
        <draw:path draw:style-name="gr26" draw:text-style-name="P1" draw:layer="layout" svg:width="0.096cm" svg:height="0.045cm" svg:x="4.494cm" svg:y="11.434cm" svg:viewBox="0 0 97 46" svg:d="M97 0c-18 4-46 37-49 46-3-9-30-42-48-46">
          <text:p/>
        </draw:path>
        <draw:line draw:style-name="gr23" draw:text-style-name="P1" draw:layer="layout" svg:x1="4.809cm" svg:y1="10.482cm" svg:x2="4.809cm" svg:y2="11.47cm">
          <text:p/>
        </draw:line>
        <draw:path draw:style-name="gr26" draw:text-style-name="P1" draw:layer="layout" svg:width="0.096cm" svg:height="0.045cm" svg:x="4.761cm" svg:y="11.434cm" svg:viewBox="0 0 97 46" svg:d="M97 0c-19 4-46 37-49 46-3-9-30-42-48-46">
          <text:p/>
        </draw:path>
        <draw:line draw:style-name="gr23" draw:text-style-name="P1" draw:layer="layout" svg:x1="5.076cm" svg:y1="10.482cm" svg:x2="5.076cm" svg:y2="11.47cm">
          <text:p/>
        </draw:line>
        <draw:path draw:style-name="gr26" draw:text-style-name="P1" draw:layer="layout" svg:width="0.095cm" svg:height="0.045cm" svg:x="5.028cm" svg:y="11.434cm" svg:viewBox="0 0 96 46" svg:d="M96 0c-18 4-44 37-47 46-3-9-30-42-49-46">
          <text:p/>
        </draw:path>
        <draw:line draw:style-name="gr23" draw:text-style-name="P1" draw:layer="layout" svg:x1="5.476cm" svg:y1="10.482cm" svg:x2="5.476cm" svg:y2="11.47cm">
          <text:p/>
        </draw:line>
        <draw:path draw:style-name="gr26" draw:text-style-name="P1" draw:layer="layout" svg:width="0.095cm" svg:height="0.045cm" svg:x="5.428cm" svg:y="11.434cm" svg:viewBox="0 0 96 46" svg:d="M96 0c-19 4-45 37-48 46-3-9-30-42-48-46">
          <text:p/>
        </draw:path>
        <draw:line draw:style-name="gr23" draw:text-style-name="P1" draw:layer="layout" svg:x1="5.742cm" svg:y1="10.482cm" svg:x2="5.742cm" svg:y2="11.47cm">
          <text:p/>
        </draw:line>
        <draw:path draw:style-name="gr26" draw:text-style-name="P1" draw:layer="layout" svg:width="0.096cm" svg:height="0.045cm" svg:x="5.694cm" svg:y="11.434cm" svg:viewBox="0 0 97 46" svg:d="M97 0c-18 4-45 37-48 46-3-9-30-42-49-46">
          <text:p/>
        </draw:path>
        <draw:line draw:style-name="gr23" draw:text-style-name="P1" draw:layer="layout" svg:x1="6.009cm" svg:y1="10.482cm" svg:x2="6.009cm" svg:y2="11.47cm">
          <text:p/>
        </draw:line>
        <draw:path draw:style-name="gr26" draw:text-style-name="P1" draw:layer="layout" svg:width="0.096cm" svg:height="0.045cm" svg:x="5.961cm" svg:y="11.434cm" svg:viewBox="0 0 97 46" svg:d="M97 0c-18 4-45 37-48 46-3-9-31-42-49-46">
          <text:p/>
        </draw:path>
        <draw:line draw:style-name="gr23" draw:text-style-name="P1" draw:layer="layout" svg:x1="6.276cm" svg:y1="10.482cm" svg:x2="6.276cm" svg:y2="11.47cm">
          <text:p/>
        </draw:line>
        <draw:path draw:style-name="gr26" draw:text-style-name="P1" draw:layer="layout" svg:width="0.095cm" svg:height="0.045cm" svg:x="6.228cm" svg:y="11.434cm" svg:viewBox="0 0 96 46" svg:d="M96 0c-18 4-44 37-48 46-3-9-30-42-48-46">
          <text:p/>
        </draw:path>
        <draw:line draw:style-name="gr23" draw:text-style-name="P1" draw:layer="layout" svg:x1="6.676cm" svg:y1="10.482cm" svg:x2="6.676cm" svg:y2="11.47cm">
          <text:p/>
        </draw:line>
        <draw:path draw:style-name="gr26" draw:text-style-name="P1" draw:layer="layout" svg:width="0.095cm" svg:height="0.045cm" svg:x="6.628cm" svg:y="11.434cm" svg:viewBox="0 0 96 46" svg:d="M96 0c-18 4-44 37-47 46-3-9-31-42-49-46">
          <text:p/>
        </draw:path>
        <draw:line draw:style-name="gr23" draw:text-style-name="P1" draw:layer="layout" svg:x1="6.942cm" svg:y1="10.482cm" svg:x2="6.942cm" svg:y2="11.47cm">
          <text:p/>
        </draw:line>
        <draw:path draw:style-name="gr26" draw:text-style-name="P1" draw:layer="layout" svg:width="0.096cm" svg:height="0.045cm" svg:x="6.894cm" svg:y="11.434cm" svg:viewBox="0 0 97 46" svg:d="M97 0c-18 4-45 37-49 46-3-9-30-42-48-46">
          <text:p/>
        </draw:path>
        <draw:line draw:style-name="gr23" draw:text-style-name="P1" draw:layer="layout" svg:x1="7.209cm" svg:y1="10.482cm" svg:x2="7.209cm" svg:y2="11.47cm">
          <text:p/>
        </draw:line>
        <draw:path draw:style-name="gr26" draw:text-style-name="P1" draw:layer="layout" svg:width="0.096cm" svg:height="0.045cm" svg:x="7.161cm" svg:y="11.434cm" svg:viewBox="0 0 97 46" svg:d="M97 0c-18 4-46 37-49 46-3-9-30-42-48-46">
          <text:p/>
        </draw:path>
        <draw:line draw:style-name="gr23" draw:text-style-name="P1" draw:layer="layout" svg:x1="7.476cm" svg:y1="10.482cm" svg:x2="7.476cm" svg:y2="11.47cm">
          <text:p/>
        </draw:line>
        <draw:path draw:style-name="gr26" draw:text-style-name="P1" draw:layer="layout" svg:width="0.095cm" svg:height="0.045cm" svg:x="7.428cm" svg:y="11.434cm" svg:viewBox="0 0 96 46" svg:d="M96 0c-19 4-45 37-48 46-3-9-30-42-48-46">
          <text:p/>
        </draw:path>
        <draw:line draw:style-name="gr23" draw:text-style-name="P1" draw:layer="layout" svg:x1="7.876cm" svg:y1="10.482cm" svg:x2="7.876cm" svg:y2="11.47cm">
          <text:p/>
        </draw:line>
        <draw:path draw:style-name="gr26" draw:text-style-name="P1" draw:layer="layout" svg:width="0.095cm" svg:height="0.045cm" svg:x="7.828cm" svg:y="11.434cm" svg:viewBox="0 0 96 46" svg:d="M96 0c-18 4-45 37-48 46-3-9-30-42-48-46">
          <text:p/>
        </draw:path>
        <draw:line draw:style-name="gr23" draw:text-style-name="P1" draw:layer="layout" svg:x1="8.142cm" svg:y1="10.482cm" svg:x2="8.142cm" svg:y2="11.47cm">
          <text:p/>
        </draw:line>
        <draw:path draw:style-name="gr26" draw:text-style-name="P1" draw:layer="layout" svg:width="0.096cm" svg:height="0.045cm" svg:x="8.094cm" svg:y="11.434cm" svg:viewBox="0 0 97 46" svg:d="M97 0c-19 4-46 37-49 46-3-9-30-42-48-46">
          <text:p/>
        </draw:path>
        <draw:line draw:style-name="gr23" draw:text-style-name="P1" draw:layer="layout" svg:x1="8.409cm" svg:y1="10.482cm" svg:x2="8.409cm" svg:y2="11.47cm">
          <text:p/>
        </draw:line>
        <draw:path draw:style-name="gr26" draw:text-style-name="P1" draw:layer="layout" svg:width="0.096cm" svg:height="0.045cm" svg:x="8.361cm" svg:y="11.434cm" svg:viewBox="0 0 97 46" svg:d="M97 0c-18 4-45 37-48 46-3-9-30-42-49-46">
          <text:p/>
        </draw:path>
        <draw:line draw:style-name="gr23" draw:text-style-name="P1" draw:layer="layout" svg:x1="8.676cm" svg:y1="10.482cm" svg:x2="8.676cm" svg:y2="11.47cm">
          <text:p/>
        </draw:line>
        <draw:path draw:style-name="gr26" draw:text-style-name="P1" draw:layer="layout" svg:width="0.095cm" svg:height="0.045cm" svg:x="8.628cm" svg:y="11.434cm" svg:viewBox="0 0 96 46" svg:d="M96 0c-18 4-44 37-47 46-3-9-31-42-49-46">
          <text:p/>
        </draw:path>
        <draw:line draw:style-name="gr23" draw:text-style-name="P1" draw:layer="layout" svg:x1="9.076cm" svg:y1="10.482cm" svg:x2="9.076cm" svg:y2="11.47cm">
          <text:p/>
        </draw:line>
        <draw:path draw:style-name="gr26" draw:text-style-name="P1" draw:layer="layout" svg:width="0.095cm" svg:height="0.045cm" svg:x="9.028cm" svg:y="11.434cm" svg:viewBox="0 0 96 46" svg:d="M96 0c-18 4-44 37-47 46-3-9-30-42-49-46">
          <text:p/>
        </draw:path>
        <draw:line draw:style-name="gr24" draw:text-style-name="P1" draw:layer="layout" svg:x1="9.342cm" svg:y1="10.482cm" svg:x2="9.342cm" svg:y2="11.47cm">
          <text:p/>
        </draw:line>
        <draw:path draw:style-name="gr27" draw:text-style-name="P1" draw:layer="layout" svg:width="0.096cm" svg:height="0.045cm" svg:x="9.294cm" svg:y="11.434cm" svg:viewBox="0 0 97 46" svg:d="M97 0c-18 4-45 37-48 46-3-9-31-42-49-46">
          <text:p/>
        </draw:path>
        <draw:line draw:style-name="gr23" draw:text-style-name="P1" draw:layer="layout" svg:x1="9.609cm" svg:y1="10.482cm" svg:x2="9.609cm" svg:y2="11.47cm">
          <text:p/>
        </draw:line>
        <draw:path draw:style-name="gr26" draw:text-style-name="P1" draw:layer="layout" svg:width="0.096cm" svg:height="0.045cm" svg:x="9.561cm" svg:y="11.434cm" svg:viewBox="0 0 97 46" svg:d="M97 0c-18 4-45 37-48 46-3-9-31-42-49-46">
          <text:p/>
        </draw:path>
        <draw:line draw:style-name="gr23" draw:text-style-name="P1" draw:layer="layout" svg:x1="9.876cm" svg:y1="10.482cm" svg:x2="9.876cm" svg:y2="11.47cm">
          <text:p/>
        </draw:line>
        <draw:path draw:style-name="gr26" draw:text-style-name="P1" draw:layer="layout" svg:width="0.095cm" svg:height="0.045cm" svg:x="9.828cm" svg:y="11.434cm" svg:viewBox="0 0 96 46" svg:d="M96 0c-18 4-45 37-48 46-3-9-30-42-48-46">
          <text:p/>
        </draw:path>
        <draw:line draw:style-name="gr23" draw:text-style-name="P1" draw:layer="layout" svg:x1="10.276cm" svg:y1="10.482cm" svg:x2="10.276cm" svg:y2="11.47cm">
          <text:p/>
        </draw:line>
        <draw:path draw:style-name="gr26" draw:text-style-name="P1" draw:layer="layout" svg:width="0.095cm" svg:height="0.045cm" svg:x="10.228cm" svg:y="11.434cm" svg:viewBox="0 0 96 46" svg:d="M96 0c-18 4-44 37-47 46-3-9-31-42-49-46">
          <text:p/>
        </draw:path>
        <draw:line draw:style-name="gr23" draw:text-style-name="P1" draw:layer="layout" svg:x1="10.542cm" svg:y1="10.482cm" svg:x2="10.542cm" svg:y2="11.47cm">
          <text:p/>
        </draw:line>
        <draw:path draw:style-name="gr26" draw:text-style-name="P1" draw:layer="layout" svg:width="0.096cm" svg:height="0.045cm" svg:x="10.494cm" svg:y="11.434cm" svg:viewBox="0 0 97 46" svg:d="M97 0c-18 4-46 37-49 46-3-9-30-42-48-46">
          <text:p/>
        </draw:path>
        <draw:line draw:style-name="gr23" draw:text-style-name="P1" draw:layer="layout" svg:x1="10.809cm" svg:y1="10.482cm" svg:x2="10.809cm" svg:y2="11.47cm">
          <text:p/>
        </draw:line>
        <draw:path draw:style-name="gr26" draw:text-style-name="P1" draw:layer="layout" svg:width="0.096cm" svg:height="0.045cm" svg:x="10.761cm" svg:y="11.434cm" svg:viewBox="0 0 97 46" svg:d="M97 0c-18 4-46 37-49 46-3-9-30-42-48-46">
          <text:p/>
        </draw:path>
        <draw:line draw:style-name="gr23" draw:text-style-name="P1" draw:layer="layout" svg:x1="11.076cm" svg:y1="10.482cm" svg:x2="11.076cm" svg:y2="11.47cm">
          <text:p/>
        </draw:line>
        <draw:path draw:style-name="gr26" draw:text-style-name="P1" draw:layer="layout" svg:width="0.095cm" svg:height="0.045cm" svg:x="11.028cm" svg:y="11.434cm" svg:viewBox="0 0 96 46" svg:d="M96 0c-18 4-44 37-47 46-3-9-30-42-49-46">
          <text:p/>
        </draw:path>
        <draw:line draw:style-name="gr23" draw:text-style-name="P1" draw:layer="layout" svg:x1="11.476cm" svg:y1="10.482cm" svg:x2="11.476cm" svg:y2="11.47cm">
          <text:p/>
        </draw:line>
        <draw:path draw:style-name="gr26" draw:text-style-name="P1" draw:layer="layout" svg:width="0.095cm" svg:height="0.045cm" svg:x="11.428cm" svg:y="11.434cm" svg:viewBox="0 0 96 46" svg:d="M96 0c-18 4-45 37-48 46-3-9-30-42-48-46">
          <text:p/>
        </draw:path>
        <draw:line draw:style-name="gr23" draw:text-style-name="P1" draw:layer="layout" svg:x1="11.742cm" svg:y1="10.482cm" svg:x2="11.742cm" svg:y2="11.47cm">
          <text:p/>
        </draw:line>
        <draw:path draw:style-name="gr26" draw:text-style-name="P1" draw:layer="layout" svg:width="0.096cm" svg:height="0.045cm" svg:x="11.694cm" svg:y="11.434cm" svg:viewBox="0 0 97 46" svg:d="M97 0c-19 4-46 37-49 46-3-9-30-42-48-46">
          <text:p/>
        </draw:path>
        <draw:line draw:style-name="gr23" draw:text-style-name="P1" draw:layer="layout" svg:x1="12.009cm" svg:y1="10.482cm" svg:x2="12.009cm" svg:y2="11.47cm">
          <text:p/>
        </draw:line>
        <draw:path draw:style-name="gr26" draw:text-style-name="P1" draw:layer="layout" svg:width="0.096cm" svg:height="0.045cm" svg:x="11.961cm" svg:y="11.434cm" svg:viewBox="0 0 97 46" svg:d="M97 0c-18 4-45 37-48 46-3-9-30-42-49-46">
          <text:p/>
        </draw:path>
        <draw:line draw:style-name="gr23" draw:text-style-name="P1" draw:layer="layout" svg:x1="12.276cm" svg:y1="10.482cm" svg:x2="12.276cm" svg:y2="11.47cm">
          <text:p/>
        </draw:line>
        <draw:path draw:style-name="gr26" draw:text-style-name="P1" draw:layer="layout" svg:width="0.095cm" svg:height="0.045cm" svg:x="12.228cm" svg:y="11.434cm" svg:viewBox="0 0 96 46" svg:d="M96 0c-18 4-44 37-47 46-3-9-31-42-49-46">
          <text:p/>
        </draw:path>
        <draw:line draw:style-name="gr23" draw:text-style-name="P1" draw:layer="layout" svg:x1="12.676cm" svg:y1="10.482cm" svg:x2="12.676cm" svg:y2="11.47cm">
          <text:p/>
        </draw:line>
        <draw:path draw:style-name="gr26" draw:text-style-name="P1" draw:layer="layout" svg:width="0.095cm" svg:height="0.045cm" svg:x="12.628cm" svg:y="11.434cm" svg:viewBox="0 0 96 46" svg:d="M96 0c-17 4-44 37-47 46-3-9-30-42-49-46">
          <text:p/>
        </draw:path>
        <draw:line draw:style-name="gr23" draw:text-style-name="P1" draw:layer="layout" svg:x1="12.942cm" svg:y1="10.482cm" svg:x2="12.942cm" svg:y2="11.47cm">
          <text:p/>
        </draw:line>
        <draw:path draw:style-name="gr26" draw:text-style-name="P1" draw:layer="layout" svg:width="0.096cm" svg:height="0.045cm" svg:x="12.894cm" svg:y="11.434cm" svg:viewBox="0 0 97 46" svg:d="M97 0c-18 4-45 37-48 46-3-9-31-42-49-46">
          <text:p/>
        </draw:path>
        <draw:line draw:style-name="gr23" draw:text-style-name="P1" draw:layer="layout" svg:x1="13.209cm" svg:y1="10.482cm" svg:x2="13.209cm" svg:y2="11.47cm">
          <text:p/>
        </draw:line>
        <draw:path draw:style-name="gr26" draw:text-style-name="P1" draw:layer="layout" svg:width="0.096cm" svg:height="0.045cm" svg:x="13.161cm" svg:y="11.434cm" svg:viewBox="0 0 97 46" svg:d="M97 0c-18 4-46 37-49 46-3-9-30-42-48-46">
          <text:p/>
        </draw:path>
        <draw:line draw:style-name="gr23" draw:text-style-name="P1" draw:layer="layout" svg:x1="13.476cm" svg:y1="10.482cm" svg:x2="13.476cm" svg:y2="11.47cm">
          <text:p/>
        </draw:line>
        <draw:path draw:style-name="gr26" draw:text-style-name="P1" draw:layer="layout" svg:width="0.095cm" svg:height="0.045cm" svg:x="13.428cm" svg:y="11.434cm" svg:viewBox="0 0 96 46" svg:d="M96 0c-17 4-45 37-48 46-3-9-30-42-48-46">
          <text:p/>
        </draw:path>
        <draw:line draw:style-name="gr23" draw:text-style-name="P1" draw:layer="layout" svg:x1="13.876cm" svg:y1="10.482cm" svg:x2="13.876cm" svg:y2="11.47cm">
          <text:p/>
        </draw:line>
        <draw:path draw:style-name="gr26" draw:text-style-name="P1" draw:layer="layout" svg:width="0.095cm" svg:height="0.045cm" svg:x="13.828cm" svg:y="11.434cm" svg:viewBox="0 0 96 46" svg:d="M96 0c-17 4-44 37-48 46-3-9-30-42-48-46">
          <text:p/>
        </draw:path>
        <draw:line draw:style-name="gr23" draw:text-style-name="P1" draw:layer="layout" svg:x1="14.142cm" svg:y1="10.482cm" svg:x2="14.142cm" svg:y2="11.47cm">
          <text:p/>
        </draw:line>
        <draw:path draw:style-name="gr26" draw:text-style-name="P1" draw:layer="layout" svg:width="0.095cm" svg:height="0.045cm" svg:x="14.095cm" svg:y="11.434cm" svg:viewBox="0 0 96 46" svg:d="M96 0c-18 4-46 37-49 46-3-9-30-42-47-46">
          <text:p/>
        </draw:path>
        <draw:line draw:style-name="gr24" draw:text-style-name="P1" draw:layer="layout" svg:x1="14.409cm" svg:y1="10.482cm" svg:x2="14.409cm" svg:y2="11.47cm">
          <text:p/>
        </draw:line>
        <draw:path draw:style-name="gr27" draw:text-style-name="P1" draw:layer="layout" svg:width="0.096cm" svg:height="0.045cm" svg:x="14.361cm" svg:y="11.434cm" svg:viewBox="0 0 97 46" svg:d="M97 0c-19 4-46 37-49 46-3-9-30-42-48-46">
          <text:p/>
        </draw:path>
        <draw:line draw:style-name="gr23" draw:text-style-name="P1" draw:layer="layout" svg:x1="14.676cm" svg:y1="10.482cm" svg:x2="14.676cm" svg:y2="11.47cm">
          <text:p/>
        </draw:line>
        <draw:path draw:style-name="gr26" draw:text-style-name="P1" draw:layer="layout" svg:width="0.095cm" svg:height="0.045cm" svg:x="14.628cm" svg:y="11.434cm" svg:viewBox="0 0 96 46" svg:d="M96 0c-17 4-44 37-47 46-3-9-30-42-49-46">
          <text:p/>
        </draw:path>
        <draw:line draw:style-name="gr23" draw:text-style-name="P1" draw:layer="layout" svg:x1="15.076cm" svg:y1="10.482cm" svg:x2="15.076cm" svg:y2="11.47cm">
          <text:p/>
        </draw:line>
        <draw:path draw:style-name="gr26" draw:text-style-name="P1" draw:layer="layout" svg:width="0.095cm" svg:height="0.045cm" svg:x="15.028cm" svg:y="11.434cm" svg:viewBox="0 0 96 46" svg:d="M96 0c-18 4-45 37-48 46-3-9-30-42-48-46">
          <text:p/>
        </draw:path>
        <draw:line draw:style-name="gr23" draw:text-style-name="P1" draw:layer="layout" svg:x1="15.342cm" svg:y1="10.482cm" svg:x2="15.342cm" svg:y2="11.47cm">
          <text:p/>
        </draw:line>
        <draw:path draw:style-name="gr26" draw:text-style-name="P1" draw:layer="layout" svg:width="0.095cm" svg:height="0.045cm" svg:x="15.295cm" svg:y="11.434cm" svg:viewBox="0 0 96 46" svg:d="M96 0c-18 4-45 37-48 46-3-9-30-42-48-46">
          <text:p/>
        </draw:path>
        <draw:line draw:style-name="gr23" draw:text-style-name="P1" draw:layer="layout" svg:x1="15.609cm" svg:y1="10.482cm" svg:x2="15.609cm" svg:y2="11.47cm">
          <text:p/>
        </draw:line>
        <draw:path draw:style-name="gr26" draw:text-style-name="P1" draw:layer="layout" svg:width="0.096cm" svg:height="0.045cm" svg:x="15.561cm" svg:y="11.434cm" svg:viewBox="0 0 97 46" svg:d="M97 0c-18 4-45 37-48 46-3-9-31-42-49-46">
          <text:p/>
        </draw:path>
        <draw:line draw:style-name="gr23" draw:text-style-name="P1" draw:layer="layout" svg:x1="15.876cm" svg:y1="10.482cm" svg:x2="15.876cm" svg:y2="11.47cm">
          <text:p/>
        </draw:line>
        <draw:path draw:style-name="gr26" draw:text-style-name="P1" draw:layer="layout" svg:width="0.095cm" svg:height="0.045cm" svg:x="15.828cm" svg:y="11.434cm" svg:viewBox="0 0 96 46" svg:d="M96 0c-17 4-44 37-47 46-4-9-31-42-49-46">
          <text:p/>
        </draw:path>
        <draw:line draw:style-name="gr23" draw:text-style-name="P1" draw:layer="layout" svg:x1="16.276cm" svg:y1="10.482cm" svg:x2="16.276cm" svg:y2="11.47cm">
          <text:p/>
        </draw:line>
        <draw:path draw:style-name="gr26" draw:text-style-name="P1" draw:layer="layout" svg:width="0.095cm" svg:height="0.045cm" svg:x="16.228cm" svg:y="11.434cm" svg:viewBox="0 0 96 46" svg:d="M96 0c-17 4-44 37-47 46-3-9-31-42-49-46">
          <text:p/>
        </draw:path>
        <draw:line draw:style-name="gr23" draw:text-style-name="P1" draw:layer="layout" svg:x1="16.542cm" svg:y1="10.482cm" svg:x2="16.542cm" svg:y2="11.47cm">
          <text:p/>
        </draw:line>
        <draw:path draw:style-name="gr26" draw:text-style-name="P1" draw:layer="layout" svg:width="0.095cm" svg:height="0.045cm" svg:x="16.495cm" svg:y="11.434cm" svg:viewBox="0 0 96 46" svg:d="M96 0c-18 4-45 37-48 46-3-9-31-42-48-46">
          <text:p/>
        </draw:path>
        <draw:line draw:style-name="gr23" draw:text-style-name="P1" draw:layer="layout" svg:x1="16.809cm" svg:y1="10.482cm" svg:x2="16.809cm" svg:y2="11.47cm">
          <text:p/>
        </draw:line>
        <draw:path draw:style-name="gr26" draw:text-style-name="P1" draw:layer="layout" svg:width="0.096cm" svg:height="0.045cm" svg:x="16.761cm" svg:y="11.434cm" svg:viewBox="0 0 97 46" svg:d="M97 0c-18 4-46 37-49 46-3-9-30-42-48-46">
          <text:p/>
        </draw:path>
        <draw:line draw:style-name="gr23" draw:text-style-name="P1" draw:layer="layout" svg:x1="17.076cm" svg:y1="10.482cm" svg:x2="17.076cm" svg:y2="11.47cm">
          <text:p/>
        </draw:line>
        <draw:path draw:style-name="gr26" draw:text-style-name="P1" draw:layer="layout" svg:width="0.095cm" svg:height="0.045cm" svg:x="17.028cm" svg:y="11.434cm" svg:viewBox="0 0 96 46" svg:d="M96 0c-18 4-45 37-48 46-3-9-30-42-48-46">
          <text:p/>
        </draw:path>
        <draw:line draw:style-name="gr23" draw:text-style-name="P1" draw:layer="layout" svg:x1="17.476cm" svg:y1="10.482cm" svg:x2="17.476cm" svg:y2="11.47cm">
          <text:p/>
        </draw:line>
        <draw:path draw:style-name="gr26" draw:text-style-name="P1" draw:layer="layout" svg:width="0.095cm" svg:height="0.045cm" svg:x="17.428cm" svg:y="11.434cm" svg:viewBox="0 0 96 46" svg:d="M96 0c-17 4-45 37-48 46-3-9-30-42-48-46">
          <text:p/>
        </draw:path>
        <draw:line draw:style-name="gr23" draw:text-style-name="P1" draw:layer="layout" svg:x1="17.742cm" svg:y1="10.482cm" svg:x2="17.742cm" svg:y2="11.47cm">
          <text:p/>
        </draw:line>
        <draw:path draw:style-name="gr26" draw:text-style-name="P1" draw:layer="layout" svg:width="0.095cm" svg:height="0.045cm" svg:x="17.695cm" svg:y="11.434cm" svg:viewBox="0 0 96 46" svg:d="M96 0c-19 4-46 37-49 46-3-9-30-42-47-46">
          <text:p/>
        </draw:path>
        <draw:line draw:style-name="gr23" draw:text-style-name="P1" draw:layer="layout" svg:x1="18.009cm" svg:y1="10.482cm" svg:x2="18.009cm" svg:y2="11.47cm">
          <text:p/>
        </draw:line>
        <draw:path draw:style-name="gr26" draw:text-style-name="P1" draw:layer="layout" svg:width="0.096cm" svg:height="0.045cm" svg:x="17.961cm" svg:y="11.434cm" svg:viewBox="0 0 97 46" svg:d="M97 0c-18 4-45 37-48 46-3-9-30-42-49-46">
          <text:p/>
        </draw:path>
        <draw:line draw:style-name="gr23" draw:text-style-name="P1" draw:layer="layout" svg:x1="18.276cm" svg:y1="10.482cm" svg:x2="18.276cm" svg:y2="11.47cm">
          <text:p/>
        </draw:line>
        <draw:path draw:style-name="gr26" draw:text-style-name="P1" draw:layer="layout" svg:width="0.095cm" svg:height="0.045cm" svg:x="18.228cm" svg:y="11.434cm" svg:viewBox="0 0 96 46" svg:d="M96 0c-17 4-44 37-47 46-3-9-31-42-49-46">
          <text:p/>
        </draw:path>
        <draw:line draw:style-name="gr23" draw:text-style-name="P1" draw:layer="layout" svg:x1="18.676cm" svg:y1="10.482cm" svg:x2="18.676cm" svg:y2="11.47cm">
          <text:p/>
        </draw:line>
        <draw:path draw:style-name="gr26" draw:text-style-name="P1" draw:layer="layout" svg:width="0.097cm" svg:height="0.045cm" svg:x="18.628cm" svg:y="11.434cm" svg:viewBox="0 0 98 46" svg:d="M98 0c-19 4-46 37-49 46-3-9-30-42-49-46">
          <text:p/>
        </draw:path>
        <draw:line draw:style-name="gr23" draw:text-style-name="P1" draw:layer="layout" svg:x1="18.942cm" svg:y1="10.482cm" svg:x2="18.942cm" svg:y2="11.47cm">
          <text:p/>
        </draw:line>
        <draw:path draw:style-name="gr26" draw:text-style-name="P1" draw:layer="layout" svg:width="0.095cm" svg:height="0.045cm" svg:x="18.895cm" svg:y="11.434cm" svg:viewBox="0 0 96 46" svg:d="M96 0c-18 4-45 37-48 46-3-9-31-42-48-46">
          <text:p/>
        </draw:path>
        <draw:line draw:style-name="gr23" draw:text-style-name="P1" draw:layer="layout" svg:x1="19.209cm" svg:y1="10.482cm" svg:x2="19.209cm" svg:y2="11.47cm">
          <text:p/>
        </draw:line>
        <draw:path draw:style-name="gr26" draw:text-style-name="P1" draw:layer="layout" svg:width="0.096cm" svg:height="0.045cm" svg:x="19.161cm" svg:y="11.434cm" svg:viewBox="0 0 97 46" svg:d="M97 0c-18 4-45 37-48 46-3-9-31-42-49-46">
          <text:p/>
        </draw:path>
        <draw:line draw:style-name="gr24" draw:text-style-name="P1" draw:layer="layout" svg:x1="19.476cm" svg:y1="10.482cm" svg:x2="19.476cm" svg:y2="11.47cm">
          <text:p/>
        </draw:line>
        <draw:path draw:style-name="gr27" draw:text-style-name="P1" draw:layer="layout" svg:width="0.096cm" svg:height="0.045cm" svg:x="19.428cm" svg:y="11.434cm" svg:viewBox="0 0 97 46" svg:d="M97 0c-18 4-46 37-49 46-3-9-30-42-48-46">
          <text:p/>
        </draw:path>
        <draw:custom-shape draw:style-name="gr28" draw:text-style-name="P4" draw:layer="layout" svg:width="0.25cm" svg:height="0.25cm" svg:x="0.552cm" svg:y="10.9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.082cm" svg:y="10.9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.352cm" svg:y="10.9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2.283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2.553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3.484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3.754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4.685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4.955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5.886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6.156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7.087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7.357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8.288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8.558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9.489cm" svg:y="10.9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9.759cm" svg:y="10.9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0.69cm" svg:y="10.9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0.96cm" svg:y="10.9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1.891cm" svg:y="10.9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2.161cm" svg:y="10.9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3.092cm" svg:y="10.9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3.362cm" svg:y="10.9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9" draw:text-style-name="P4" draw:layer="layout" svg:width="0.25cm" svg:height="0.25cm" svg:x="14.29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4.56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5.494cm" svg:y="10.9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5.764cm" svg:y="10.9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6.695cm" svg:y="10.9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6.965cm" svg:y="10.9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7.896cm" svg:y="10.9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8.166cm" svg:y="10.9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9.097cm" svg:y="10.9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9" draw:text-style-name="P4" draw:layer="layout" svg:width="0.25cm" svg:height="0.25cm" svg:x="19.352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8.552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7.353cm" svg:y="10.9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6.154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4.955cm" svg:y="10.92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3.756cm" svg:y="10.9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8" draw:text-style-name="P4" draw:layer="layout" svg:width="0.25cm" svg:height="0.25cm" svg:x="12.557cm" svg:y="10.9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g>
          <svg:title>TexMaths</svg:title>
          <svg:desc>14§display§(N^{31}_0)§svg§600§FALSE§</svg:desc>
          <draw:g>
            <draw:path draw:style-name="gr21" draw:text-style-name="P12" draw:layer="layout" svg:width="0.831cm" svg:height="0.454cm" svg:x="18.65cm" svg:y="7.723cm" svg:viewBox="0 0 832 455" svg:d="M0 0c277 0 555 0 832 0 0 152 0 303 0 455-277 0-555 0-832 0 0-152 0-303 0-455z">
              <text:p/>
            </draw:path>
            <draw:path draw:style-name="gr22" draw:text-style-name="P13" draw:layer="layout" svg:width="0.081cm" svg:height="0.438cm" svg:x="18.667cm" svg:y="7.756cm" svg:viewBox="0 0 82 439" svg:d="M82 435c0-1 0-3-6-10-45-55-56-138-56-206 0-76 13-153 58-208 4-5 4-6 4-7 0-3-1-4-3-4-4 0-35 30-57 85-18 49-22 97-22 134 0 34 4 88 23 137 22 54 52 83 56 83 2 0 3-2 3-4z">
              <text:p/>
            </draw:path>
            <draw:path draw:style-name="gr22" draw:text-style-name="P13" draw:layer="layout" svg:width="0.299cm" svg:height="0.299cm" svg:x="18.784cm" svg:y="7.785cm" svg:viewBox="0 0 300 300" svg:d="M256 46c4-17 10-31 38-32 2 0 6 0 6-9-1-2 0-5-5-5-11 0-24 1-35 1-12 0-25-1-37-1-2 0-6 0-6 9 0 5 3 5 6 5 20 0 25 10 25 19 0 2-2 8-2 10-13 65-26 130-39 195-26-76-53-153-79-229-3-8-3-9-11-9-16 0-32 0-48 0-7 0-11 0-11 9 0 5 4 5 10 5 2 0 24 0 24 4-16 78-31 157-47 235-3 18-9 33-39 34-2 0-6 0-6 9 0 2 2 4 5 4 11 0 23-2 36-2 12 0 25 2 36 2 2 0 6 0 6-9 0-4-3-4-7-4-20-1-23-11-23-20 0-3 1-5 2-10 15-77 31-155 46-232 1 3 1 4 3 8 30 86 60 173 90 259 2 8 3 8 6 8 4 0 4-2 6-9 16-82 33-163 50-245z">
              <text:p/>
            </draw:path>
            <draw:path draw:style-name="gr22" draw:text-style-name="P13" draw:layer="layout" svg:width="0.114cm" svg:height="0.21cm" svg:x="19.108cm" svg:y="7.7cm" svg:viewBox="0 0 115 211" svg:d="M55 102c19 0 33 16 33 48 0 39-18 51-32 51-10 0-32-4-43-22 12-1 15-11 15-17 0-10-6-17-14-17-7 0-14 5-14 18 0 29 26 48 57 48 34 0 58-29 58-61 0-23-16-47-43-54 25-12 36-35 36-53 0-25-24-43-51-43-28 0-49 16-49 41 0 10 5 17 13 17 7 0 12-8 12-17 0-8-5-15-12-15 8-13 26-17 35-17 11 0 27 7 27 34 0 12-4 26-10 36-8 11-15 12-27 14-6 0-7 0-8 0s-4 1-4 3c0 6 4 6 8 6s8 0 13 0z">
              <text:p/>
            </draw:path>
            <draw:path draw:style-name="gr22" draw:text-style-name="P13" draw:layer="layout" svg:width="0.089cm" svg:height="0.203cm" svg:x="19.265cm" svg:y="7.7cm" svg:viewBox="0 0 90 204" svg:d="M56 9c0-9 0-9-7-9-17 19-39 20-49 20 0 4 0 8 0 11 6 0 22 0 36-8 0 52 0 104 0 156 0 10 0 14-25 14-3 0-7 0-10 0 0 4 0 8 0 11 5 0 36-1 45-1 8 0 39 1 44 1 0-3 0-7 0-11-3 0-6 0-9 0-25 0-25-4-25-14 0-57 0-113 0-170z">
              <text:p/>
            </draw:path>
            <draw:path draw:style-name="gr22" draw:text-style-name="P13" draw:layer="layout" svg:width="0.116cm" svg:height="0.21cm" svg:x="19.069cm" svg:y="7.989cm" svg:viewBox="0 0 117 211" svg:d="M117 107c0-34-4-58-16-81-8-13-23-26-42-26-59 0-59 84-59 107 0 22 1 104 59 104s58-82 58-104zM59 202c-12 0-28-8-33-34-3-18-3-43-3-65 0-23 0-47 4-63 5-25 21-31 32-31 13 0 26 10 30 27 4 18 4 39 4 67 0 22 0 45-3 64-5 28-22 35-31 35z">
              <text:p/>
            </draw:path>
            <draw:path draw:style-name="gr22" draw:text-style-name="P13" draw:layer="layout" svg:width="0.081cm" svg:height="0.438cm" svg:x="19.418cm" svg:y="7.756cm" svg:viewBox="0 0 82 439" svg:d="M82 219c0-34-4-87-23-136-21-54-52-83-56-83-2 0-3 1-3 4 0 1 0 2 6 10 36 44 56 114 56 205 0 75-13 152-58 208-4 5-4 7-4 8 0 2 1 4 3 4 4 0 36-30 57-86 18-48 22-97 22-13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/>
      <style:text-properties fo:font-size="10pt" fo:background-color="#ffffff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07T12:50:28.588952702</dc:date>
    <meta:editing-duration>PT1H37M21S</meta:editing-duration>
    <meta:editing-cycles>12</meta:editing-cycles>
    <meta:generator>LibreOffice/7.3.3.2$Linux_X86_64 LibreOffice_project/30$Build-2</meta:generator>
    <meta:document-statistic meta:object-count="811"/>
  </office:meta>
</office:document-meta>
</file>